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7.7999992370605pt" fo:letter-spacing="normal" fo:font-style="normal" style:text-underline-style="none" fo:font-weight="normal" style:font-name-asian="Arial" style:font-size-asian="17.7999992370605pt" style:font-style-asian="normal" style:font-weight-asian="normal" style:font-name-complex="Arial" style:font-size-complex="17.7999992370605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Roboto Mono" fo:font-size="9.89999961853027pt" fo:letter-spacing="normal" fo:font-style="normal" style:text-underline-style="none" fo:font-weight="bold" style:font-name-asian="Roboto Mono" style:font-size-asian="9.89999961853027pt" style:font-style-asian="normal" style:font-weight-asian="bold" style:font-name-complex="Roboto Mono" style:font-size-complex="9.89999961853027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Roboto Mono" fo:font-size="9.89999961853027pt" fo:letter-spacing="normal" fo:font-style="normal" style:text-underline-style="none" fo:font-weight="normal" style:font-name-asian="Roboto Mono" style:font-size-asian="9.89999961853027pt" style:font-style-asian="normal" style:font-weight-asian="normal" style:font-name-complex="Roboto Mono" style:font-size-complex="9.89999961853027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22cm" text:min-label-width="0.94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42cm" text:min-label-width="0.928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WL Advanced Training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 tour of feature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opics</text:span></text:p>
          </draw:text-box>
        </draw:frame>
        <draw:frame draw:name="Google Shape;61;p14" presentation:style-name="pr5" draw:text-style-name="P9" draw:layer="layout" svg:width="11.451cm" svg:height="10.145cm" svg:x="0.866cm" svg:y="3.201cm" presentation:class="outline" presentation:user-transformed="true">
          <draw:text-box>
            <text:p text:style-name="P7"><text:span text:style-name="T4">Command Line Tool features</text:span></text:p>
            <text:list text:style-name="L5">
              <text:list-item>
                <text:p text:style-name="P8"><text:span text:style-name="T5">Simplest script wrapping</text:span></text:p>
              </text:list-item>
              <text:list-item>
                <text:p text:style-name="P7"><text:span text:style-name="T5">Input binding arrays</text:span></text:p>
              </text:list-item>
              <text:list-item>
                <text:p text:style-name="P7"><text:span text:style-name="T5">Redirecting standard output</text:span></text:p>
              </text:list-item>
              <text:list-item>
                <text:p text:style-name="P7"><text:span text:style-name="T5">Capture output files by wildcard</text:span></text:p>
              </text:list-item>
              <text:list-item>
                <text:p text:style-name="P7"><text:span text:style-name="T5">Secondary files</text:span></text:p>
              </text:list-item>
              <text:list-item>
                <text:p text:style-name="P7"><text:span text:style-name="T5">Initializing the working directory</text:span></text:p>
              </text:list-item>
              <text:list-item>
                <text:p text:style-name="P7"><text:span text:style-name="T5">Setting environment variables</text:span></text:p>
              </text:list-item>
              <text:list-item>
                <text:p text:style-name="P7"><text:span text:style-name="T5">Setting a time limit</text:span></text:p>
              </text:list-item>
              <text:list-item>
                <text:p text:style-name="P7"><text:span text:style-name="T5">Reading output</text:span></text:p>
              </text:list-item>
              <text:list-item>
                <text:p text:style-name="P7"><text:span text:style-name="T5">Network access</text:span></text:p>
              </text:list-item>
            </text:list>
          </draw:text-box>
        </draw:frame>
        <draw:frame draw:name="Google Shape;62;p14" presentation:style-name="pr5" draw:text-style-name="P9" draw:layer="layout" svg:width="10.631cm" svg:height="10.145cm" svg:x="12.7cm" svg:y="3.201cm" presentation:class="outline" presentation:user-transformed="true">
          <draw:text-box>
            <text:p text:style-name="P7"><text:span text:style-name="T4">Workflow features</text:span></text:p>
            <text:list text:style-name="L6">
              <text:list-item>
                <text:p text:style-name="P8"><text:span text:style-name="T6">Parameter sweeps</text:span></text:p>
              </text:list-item>
              <text:list-item>
                <text:p text:style-name="P7"><text:span text:style-name="T6">Conditionals</text:span></text:p>
              </text:list-item>
            </text:list>
            <text:p text:style-name="P8"><text:span text:style-name="T4">Arvados CWL extensions</text:span></text:p>
            <text:list text:continue-numbering="true" text:style-name="L6">
              <text:list-item>
                <text:p text:style-name="P8"><text:span text:style-name="T6">arv:RunInSingleContainer</text:span></text:p>
              </text:list-item>
              <text:list-item>
                <text:p text:style-name="P7"><text:span text:style-name="T6">arv:IntermediateOutput</text:span></text:p>
              </text:list-item>
              <text:list-item>
                <text:p text:style-name="P7"><text:span text:style-name="T6">cwltool:Secrets</text:span></text:p>
              </text:list-item>
            </text:list>
          </draw:text-box>
        </draw:frame>
        <presentation:notes draw:style-name="dp2">
          <draw:page-thumbnail draw:name="Google Shape;57;gc299d0ace4_0_5:notes" draw:style-name="gr1" draw:layer="layout" svg:width="16.932cm" svg:height="9.524cm" svg:x="1.059cm" svg:y="1.905cm" draw:page-number="2" presentation:class="page"/>
          <draw:frame draw:name="Google Shape;58;gc299d0ace4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and Line Tool features" draw:style-name="dp1" draw:master-page-name="SECTION_5f_HEADER">
        <draw:frame draw:name="Google Shape;67;p15" presentation:style-name="pr7" draw:text-style-name="P10" draw:layer="layout" svg:width="23.667cm" svg:height="2.337cm" svg:x="0.866cm" svg:y="5.975cm" presentation:class="title" presentation:user-transformed="true">
          <draw:text-box>
            <text:p text:style-name="P1"><text:span text:style-name="T7">Command Line Tool features</text:span></text:p>
          </draw:text-box>
        </draw:frame>
        <presentation:notes draw:style-name="dp2">
          <draw:page-thumbnail draw:name="Google Shape;64;gc299d0ace4_0_199:notes" draw:style-name="gr1" draw:layer="layout" svg:width="16.932cm" svg:height="9.524cm" svg:x="1.059cm" svg:y="1.905cm" draw:page-number="3" presentation:class="page"/>
          <draw:frame draw:name="Google Shape;65;gc299d0ace4_0_19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est script wrapping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implest script wrapping</text:span></text:p>
          </draw:text-box>
        </draw:frame>
        <draw:frame draw:name="Google Shape;73;p16" presentation:style-name="pr5" draw:text-style-name="P9" draw:layer="layout" svg:width="8.62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6">When you want to wrap a small, single-file custom script</text:span></text:p>
              </text:list-item>
              <text:list-item>
                <text:p text:style-name="P11"><text:span text:style-name="T6">Add a “File” input with a default value that is a File object</text:span></text:p>
              </text:list-item>
              <text:list-item>
                <text:p text:style-name="P11"><text:span text:style-name="T6">The script will be uploaded automatically</text:span></text:p>
              </text:list-item>
            </text:list>
          </draw:text-box>
        </draw:frame>
        <draw:frame draw:name="Google Shape;74;p16" presentation:style-name="pr5" draw:text-style-name="P9" draw:layer="layout" svg:width="13.721cm" svg:height="6.625cm" svg:x="10.182cm" svg:y="6.066cm" presentation:class="outline" presentation:user-transformed="true">
          <draw:text-box>
            <text:p text:style-name="P5"><text:span text:style-name="T8">script_wrapping/main.cwl</text:span></text:p>
            <text:p text:style-name="P5"><text:span text:style-name="T9"/></text:p>
            <text:p text:style-name="P5"><text:span text:style-name="T9">cwlVersion: v1.2</text:span></text:p>
            <text:p text:style-name="P5"><text:span text:style-name="T9">class: CommandLineTool</text:span></text:p>
            <text:p text:style-name="P5"><text:span text:style-name="T9">inputs:</text:span></text:p>
            <text:p text:style-name="P5"><text:span text:style-name="T9"><text:s text:c="2"/></text:span><text:span text:style-name="T9">val: string</text:span></text:p>
            <text:p text:style-name="P5"><text:span text:style-name="T9"><text:s text:c="2"/></text:span><text:span text:style-name="T9">script:</text:span></text:p>
            <text:p text:style-name="P5"><text:span text:style-name="T9"><text:s text:c="4"/></text:span><text:span text:style-name="T9">type: File</text:span></text:p>
            <text:p text:style-name="P5"><text:span text:style-name="T9"><text:s text:c="4"/></text:span><text:span text:style-name="T9">default:</text:span></text:p>
            <text:p text:style-name="P5"><text:span text:style-name="T9"><text:s text:c="6"/></text:span><text:span text:style-name="T9">class: File</text:span></text:p>
            <text:p text:style-name="P5"><text:span text:style-name="T9"><text:s text:c="6"/></text:span><text:span text:style-name="T9">location: myscript.py</text:span></text:p>
            <text:p text:style-name="P5"><text:span text:style-name="T9">arguments: [python, $(inputs.script), $(inputs.val)]</text:span></text:p>
            <text:p text:style-name="P5"><text:span text:style-name="T9">outputs: []</text:span></text:p>
          </draw:text-box>
        </draw:frame>
        <draw:frame draw:name="Google Shape;75;p16" presentation:style-name="pr5" draw:text-style-name="P9" draw:layer="layout" svg:width="13.721cm" svg:height="2.49cm" svg:x="10.182cm" svg:y="3.201cm" presentation:class="outline" presentation:user-transformed="true">
          <draw:text-box>
            <text:p text:style-name="P5"><text:span text:style-name="T8">script_wrapping/myscript.py</text:span></text:p>
            <text:p text:style-name="P5"><text:span text:style-name="T9"/></text:p>
            <text:p text:style-name="P5"><text:span text:style-name="T9">import sys</text:span></text:p>
            <text:p text:style-name="P5"><text:span text:style-name="T9">print(sys.argv[1].lower())</text:span></text:p>
          </draw:text-box>
        </draw:frame>
        <draw:custom-shape draw:name="Google Shape;76;p16" draw:style-name="gr2" draw:text-style-name="P12" draw:layer="layout" svg:width="4.841cm" svg:height="1.662cm" svg:x="6.209cm" svg:y="8.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16" draw:style-name="gr2" draw:text-style-name="P12" draw:layer="layout" svg:width="4.506cm" svg:height="0.893cm" svg:x="6.221cm" svg:y="8.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6" draw:style-name="gr3" draw:text-style-name="P13" draw:layer="layout" svg:width="18.224cm" svg:height="1.101cm" svg:x="3.418cm" svg:y="12.995cm">
          <text:p text:style-name="P5"><text:a xlink:href="https://www.commonwl.org/v1.2/CommandLineTool.html#CommandLineTool" xlink:type="simple">https://www.commonwl.org/v1.2/CommandLineTool.html#CommandLineTool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c299d0ace4_0_21:notes" draw:style-name="gr1" draw:layer="layout" svg:width="16.932cm" svg:height="9.524cm" svg:x="1.059cm" svg:y="1.905cm" draw:page-number="4" presentation:class="page"/>
          <draw:frame draw:name="Google Shape;70;gc299d0ace4_0_2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put binding arrays" draw:style-name="dp1" draw:master-page-name="TITLE_5f_AND_5f_BODY" presentation:presentation-page-layout-name="AL2T1">
        <draw:frame draw:name="Google Shape;83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put binding arrays</text:span></text:p>
          </draw:text-box>
        </draw:frame>
        <draw:frame draw:name="Google Shape;84;p17" presentation:style-name="pr5" draw:text-style-name="P9" draw:layer="layout" svg:width="9.647cm" svg:height="9.489cm" svg:x="0.866cm" svg:y="3.201cm" presentation:class="outline" presentation:user-transformed="true">
          <draw:text-box>
            <text:p text:style-name="P7"><text:span text:style-name="T10">Prefix goes in front of array:</text:span><text:span text:style-name="T10"><text:line-break/></text:span><text:span text:style-name="T11">--p1 banana strawberry orange</text:span></text:p>
            <text:p text:style-name="P8"><text:span text:style-name="T10">Prefix goes in front of each item</text:span><text:span text:style-name="T10"><text:line-break/></text:span><text:span text:style-name="T11">--p2 blueberry --p2 pear --p2 apple</text:span></text:p>
            <text:p text:style-name="P8"><text:span text:style-name="T10">Items are joined by itemSeparator:</text:span><text:span text:style-name="T10"><text:line-break/></text:span><text:span text:style-name="T11">--p3 blackberry,peach,nectarine</text:span></text:p>
            <text:p text:style-name="P14"><text:span text:style-name="T10">No space between prefix and value:</text:span><text:span text:style-name="T10"><text:line-break/></text:span><text:span text:style-name="T11">--p4=mango</text:span></text:p>
          </draw:text-box>
        </draw:frame>
        <draw:frame draw:name="Google Shape;85;p17" presentation:style-name="pr5" draw:text-style-name="P9" draw:layer="layout" svg:width="7.262cm" svg:height="12.311cm" svg:x="11.212cm" svg:y="1.236cm" presentation:class="outline" presentation:user-transformed="true">
          <draw:text-box>
            <text:p text:style-name="P5"><text:span text:style-name="T8">inputbinding/main.cwl</text:span></text:p>
            <text:p text:style-name="P5"><text:span text:style-name="T9"/></text:p>
            <text:p text:style-name="P5"><text:span text:style-name="T9">cwlVersion: v1.2</text:span></text:p>
            <text:p text:style-name="P5"><text:span text:style-name="T9">class: CommandLineTool</text:span></text:p>
            <text:p text:style-name="P5"><text:span text:style-name="T9">inputs:</text:span></text:p>
            <text:p text:style-name="P5"><text:span text:style-name="T9"><text:s text:c="2"/></text:span><text:span text:style-name="T9">input1:</text:span></text:p>
            <text:p text:style-name="P5"><text:span text:style-name="T9"><text:s text:c="4"/></text:span><text:span text:style-name="T9">type: string[]</text:span></text:p>
            <text:p text:style-name="P5"><text:span text:style-name="T9"><text:s text:c="4"/></text:span><text:span text:style-name="T9">inputBinding:</text:span></text:p>
            <text:p text:style-name="P5"><text:span text:style-name="T9"><text:s text:c="6"/></text:span><text:span text:style-name="T9">prefix: --p1</text:span></text:p>
            <text:p text:style-name="P5"><text:span text:style-name="T9"><text:s text:c="2"/></text:span><text:span text:style-name="T9">input2:</text:span></text:p>
            <text:p text:style-name="P5"><text:span text:style-name="T9"><text:s text:c="4"/></text:span><text:span text:style-name="T9">type:</text:span></text:p>
            <text:p text:style-name="P5"><text:span text:style-name="T9"><text:s text:c="6"/></text:span><text:span text:style-name="T9">type: array</text:span></text:p>
            <text:p text:style-name="P5"><text:span text:style-name="T9"><text:s text:c="6"/></text:span><text:span text:style-name="T9">items: string</text:span></text:p>
            <text:p text:style-name="P5"><text:span text:style-name="T9"><text:s text:c="6"/></text:span><text:span text:style-name="T9">inputBinding:</text:span></text:p>
            <text:p text:style-name="P5"><text:span text:style-name="T9"><text:s text:c="8"/></text:span><text:span text:style-name="T9">prefix: --p2</text:span></text:p>
            <text:p text:style-name="P5"><text:span text:style-name="T9"><text:s text:c="2"/></text:span><text:span text:style-name="T9">input3:</text:span></text:p>
            <text:p text:style-name="P5"><text:span text:style-name="T9"><text:s text:c="4"/></text:span><text:span text:style-name="T9">type: string[]</text:span></text:p>
            <text:p text:style-name="P5"><text:span text:style-name="T9"><text:s text:c="4"/></text:span><text:span text:style-name="T9">inputBinding:</text:span></text:p>
            <text:p text:style-name="P5"><text:span text:style-name="T9"><text:s text:c="6"/></text:span><text:span text:style-name="T9">prefix: --p3</text:span></text:p>
            <text:p text:style-name="P5"><text:span text:style-name="T9"><text:s text:c="6"/></text:span><text:span text:style-name="T9">itemSeparator: ","</text:span></text:p>
            <text:p text:style-name="P5"><text:span text:style-name="T9"><text:s text:c="2"/></text:span><text:span text:style-name="T9">input4:</text:span></text:p>
            <text:p text:style-name="P5"><text:span text:style-name="T9"><text:s text:c="4"/></text:span><text:span text:style-name="T9">type: string</text:span></text:p>
            <text:p text:style-name="P5"><text:span text:style-name="T9"><text:s text:c="4"/></text:span><text:span text:style-name="T9">inputBinding:</text:span></text:p>
            <text:p text:style-name="P5"><text:span text:style-name="T9"><text:s text:c="6"/></text:span><text:span text:style-name="T9">prefix: --p4=</text:span></text:p>
            <text:p text:style-name="P5"><text:span text:style-name="T9"><text:s text:c="6"/></text:span><text:span text:style-name="T9">separate: false</text:span></text:p>
            <text:p text:style-name="P5"><text:span text:style-name="T9">baseCommand: echo</text:span></text:p>
            <text:p text:style-name="P5"><text:span text:style-name="T9">outputs: []</text:span></text:p>
          </draw:text-box>
        </draw:frame>
        <draw:frame draw:name="Google Shape;86;p17" presentation:style-name="pr5" draw:text-style-name="P9" draw:layer="layout" svg:width="6.612cm" svg:height="11.54cm" svg:x="18.354cm" svg:y="1.454cm" presentation:class="outline" presentation:user-transformed="true">
          <draw:text-box>
            <text:p text:style-name="P5"><text:span text:style-name="T9">input1:</text:span></text:p>
            <text:p text:style-name="P5"><text:span text:style-name="T9"><text:s text:c="2"/></text:span><text:span text:style-name="T9">- banana</text:span></text:p>
            <text:p text:style-name="P5"><text:span text:style-name="T9"><text:s text:c="2"/></text:span><text:span text:style-name="T9">- strawberry</text:span></text:p>
            <text:p text:style-name="P5"><text:span text:style-name="T9"><text:s text:c="2"/></text:span><text:span text:style-name="T9">- orange</text:span></text:p>
            <text:p text:style-name="P5"><text:span text:style-name="T9">input2:</text:span></text:p>
            <text:p text:style-name="P5"><text:span text:style-name="T9"><text:s text:c="2"/></text:span><text:span text:style-name="T9">- blueberry</text:span></text:p>
            <text:p text:style-name="P5"><text:span text:style-name="T9"><text:s text:c="2"/></text:span><text:span text:style-name="T9">- pear</text:span></text:p>
            <text:p text:style-name="P5"><text:span text:style-name="T9"><text:s text:c="2"/></text:span><text:span text:style-name="T9">- apple</text:span></text:p>
            <text:p text:style-name="P5"><text:span text:style-name="T9">input3:</text:span></text:p>
            <text:p text:style-name="P5"><text:span text:style-name="T9"><text:s text:c="2"/></text:span><text:span text:style-name="T9">- blackberry</text:span></text:p>
            <text:p text:style-name="P5"><text:span text:style-name="T9"><text:s text:c="2"/></text:span><text:span text:style-name="T9">- peach</text:span></text:p>
            <text:p text:style-name="P5"><text:span text:style-name="T9"><text:s text:c="2"/></text:span><text:span text:style-name="T9">- nectarine</text:span></text:p>
            <text:p text:style-name="P5"><text:span text:style-name="T9">input4: mango</text:span></text:p>
            <text:p text:style-name="P5"><text:span text:style-name="T9"/></text:p>
            <text:p text:style-name="P5"><text:span text:style-name="T9"/></text:p>
          </draw:text-box>
        </draw:frame>
        <draw:custom-shape draw:name="Google Shape;87;p17" draw:style-name="gr2" draw:text-style-name="P12" draw:layer="layout" svg:width="3.511cm" svg:height="0.577cm" svg:x="8.445cm" svg:y="3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17" draw:style-name="gr2" draw:text-style-name="P12" draw:layer="layout" svg:width="2.862cm" svg:height="0.985cm" svg:x="9.479cm" svg:y="5.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7" draw:style-name="gr2" draw:text-style-name="P12" draw:layer="layout" svg:width="2.044cm" svg:height="1.635cm" svg:x="9.984cm" svg:y="7.7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;p17" draw:style-name="gr2" draw:text-style-name="P12" draw:layer="layout" svg:width="2.019cm" svg:height="1.827cm" svg:x="10.152cm" svg:y="9.7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7" draw:style-name="gr3" draw:text-style-name="P13" draw:layer="layout" svg:width="18.224cm" svg:height="1.101cm" svg:x="3.418cm" svg:y="12.995cm">
          <text:p text:style-name="P5"><text:a xlink:href="https://www.commonwl.org/v1.2/CommandLineTool.html#CommandLineBinding" xlink:type="simple">https://www.commonwl.org/v1.2/CommandLineTool.html#CommandLineBinding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c299d0ace4_0_329:notes" draw:style-name="gr1" draw:layer="layout" svg:width="16.932cm" svg:height="9.524cm" svg:x="1.059cm" svg:y="1.905cm" draw:page-number="5" presentation:class="page"/>
          <draw:frame draw:name="Google Shape;81;gc299d0ace4_0_32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irect standard output" draw:style-name="dp1" draw:master-page-name="TITLE_5f_AND_5f_BODY" presentation:presentation-page-layout-name="AL2T1">
        <draw:frame draw:name="Google Shape;96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direct standard output</text:span></text:p>
          </draw:text-box>
        </draw:frame>
        <draw:frame draw:name="Google Shape;97;p18" presentation:style-name="pr5" draw:text-style-name="P9" draw:layer="layout" svg:width="8.62cm" svg:height="9.489cm" svg:x="0.866cm" svg:y="3.201cm" presentation:class="outline" presentation:user-transformed="true">
          <draw:text-box>
            <text:p text:style-name="P15"><text:span text:style-name="T6"/></text:p>
            <text:list text:style-name="L9">
              <text:list-item>
                <text:p text:style-name="P8"><text:span text:style-name="T6">Direct standard output to a file named in the “stdout” field</text:span></text:p>
              </text:list-item>
            </text:list>
            <text:p text:style-name="P8"><text:span text:style-name="T6"/></text:p>
            <text:list text:continue-numbering="true" text:style-name="L9">
              <text:list-item>
                <text:p text:style-name="P8"><text:span text:style-name="T6">Associated with output parameter of type “stdout”</text:span></text:p>
              </text:list-item>
            </text:list>
          </draw:text-box>
        </draw:frame>
        <draw:frame draw:name="Google Shape;98;p18" presentation:style-name="pr5" draw:text-style-name="P9" draw:layer="layout" svg:width="13.721cm" svg:height="6.625cm" svg:x="10.182cm" svg:y="6.066cm" presentation:class="outline" presentation:user-transformed="true">
          <draw:text-box>
            <text:p text:style-name="P5"><text:span text:style-name="T8">stdout/main.cwl</text:span></text:p>
            <text:p text:style-name="P5"><text:span text:style-name="T9"/></text:p>
            <text:p text:style-name="P5"><text:span text:style-name="T9">cwlVersion: v1.2</text:span></text:p>
            <text:p text:style-name="P5"><text:span text:style-name="T9">class: CommandLineTool</text:span></text:p>
            <text:p text:style-name="P5"><text:span text:style-name="T9">inputs:</text:span></text:p>
            <text:p text:style-name="P5"><text:span text:style-name="T9"><text:s text:c="2"/></text:span><text:span text:style-name="T9">val: string</text:span></text:p>
            <text:p text:style-name="P5"><text:span text:style-name="T9"><text:s text:c="2"/></text:span><text:span text:style-name="T9">script:</text:span></text:p>
            <text:p text:style-name="P5"><text:span text:style-name="T9"><text:s text:c="4"/></text:span><text:span text:style-name="T9">type: File</text:span></text:p>
            <text:p text:style-name="P5"><text:span text:style-name="T9"><text:s text:c="4"/></text:span><text:span text:style-name="T9">default:</text:span></text:p>
            <text:p text:style-name="P5"><text:span text:style-name="T9"><text:s text:c="6"/></text:span><text:span text:style-name="T9">class: File</text:span></text:p>
            <text:p text:style-name="P5"><text:span text:style-name="T9"><text:s text:c="6"/></text:span><text:span text:style-name="T9">location: myscript.py</text:span></text:p>
            <text:p text:style-name="P5"><text:span text:style-name="T9">stdout: lower.txt</text:span></text:p>
            <text:p text:style-name="P5"><text:span text:style-name="T9">arguments: [python, $(inputs.script), $(inputs.val)]</text:span></text:p>
            <text:p text:style-name="P5"><text:span text:style-name="T9">outputs:</text:span></text:p>
            <text:p text:style-name="P5"><text:span text:style-name="T9"><text:s text:c="2"/></text:span><text:span text:style-name="T9">lower:</text:span></text:p>
            <text:p text:style-name="P5"><text:span text:style-name="T9"><text:s text:c="4"/></text:span><text:span text:style-name="T9">type: stdout</text:span></text:p>
          </draw:text-box>
        </draw:frame>
        <draw:frame draw:name="Google Shape;99;p18" presentation:style-name="pr5" draw:text-style-name="P9" draw:layer="layout" svg:width="13.721cm" svg:height="2.49cm" svg:x="10.182cm" svg:y="3.201cm" presentation:class="outline" presentation:user-transformed="true">
          <draw:text-box>
            <text:p text:style-name="P5"><text:span text:style-name="T8">stdout/myscript.py</text:span></text:p>
            <text:p text:style-name="P5"><text:span text:style-name="T9"/></text:p>
            <text:p text:style-name="P5"><text:span text:style-name="T9">import sys</text:span></text:p>
            <text:p text:style-name="P5"><text:span text:style-name="T9">print(sys.argv[1].lower())</text:span></text:p>
          </draw:text-box>
        </draw:frame>
        <draw:custom-shape draw:name="Google Shape;100;p18" draw:style-name="gr2" draw:text-style-name="P12" draw:layer="layout" svg:width="5.627cm" svg:height="0.889cm" svg:x="5.005cm" svg:y="11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;p18" draw:style-name="gr2" draw:text-style-name="P12" draw:layer="layout" svg:width="4.201cm" svg:height="3.094cm" svg:x="6.408cm" svg:y="7.1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;p18" draw:style-name="gr3" draw:text-style-name="P13" draw:layer="layout" svg:width="18.224cm" svg:height="1.101cm" svg:x="3.418cm" svg:y="12.995cm">
          <text:p text:style-name="P5"><text:a xlink:href="https://www.commonwl.org/v1.2/CommandLineTool.html#stdout" xlink:type="simple">https://www.commonwl.org/v1.2/CommandLineTool.html#stdout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c299d0ace4_0_81:notes" draw:style-name="gr1" draw:layer="layout" svg:width="16.932cm" svg:height="9.524cm" svg:x="1.059cm" svg:y="1.905cm" draw:page-number="6" presentation:class="page"/>
          <draw:frame draw:name="Google Shape;94;gc299d0ace4_0_8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ture output files by wildcard" draw:style-name="dp1" draw:master-page-name="TITLE_5f_AND_5f_BODY" presentation:presentation-page-layout-name="AL2T1">
        <draw:frame draw:name="Google Shape;107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apture output files by wildcard</text:span></text:p>
          </draw:text-box>
        </draw:frame>
        <draw:frame draw:name="Google Shape;108;p19" presentation:style-name="pr5" draw:text-style-name="P9" draw:layer="layout" svg:width="9.415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6">When you don’t know how many output files there will be, or don’t know the file name</text:span></text:p>
              </text:list-item>
            </text:list>
            <text:p text:style-name="P16"><text:span text:style-name="T6"/></text:p>
            <text:list text:continue-numbering="true" text:style-name="L9">
              <text:list-item>
                <text:p text:style-name="P8"><text:span text:style-name="T6">“</text:span><text:span text:style-name="T6">glob” takes a shell wildcard expression to match files</text:span></text:p>
              </text:list-item>
            </text:list>
          </draw:text-box>
        </draw:frame>
        <draw:frame draw:name="Google Shape;109;p19" presentation:style-name="pr5" draw:text-style-name="P9" draw:layer="layout" svg:width="13.175cm" svg:height="6.625cm" svg:x="10.828cm" svg:y="3.831cm" presentation:class="outline" presentation:user-transformed="true">
          <draw:text-box>
            <text:p text:style-name="P5"><text:span text:style-name="T8">glob/main.cwl</text:span></text:p>
            <text:p text:style-name="P5"><text:span text:style-name="T9"/></text:p>
            <text:p text:style-name="P5"><text:span text:style-name="T9">cwlVersion: v1.2</text:span></text:p>
            <text:p text:style-name="P5"><text:span text:style-name="T9">class: CommandLineTool</text:span></text:p>
            <text:p text:style-name="P5"><text:span text:style-name="T9">inputs: []</text:span></text:p>
            <text:p text:style-name="P5"><text:span text:style-name="T9">arguments: [touch, first.txt, second.txt]</text:span></text:p>
            <text:p text:style-name="P5"><text:span text:style-name="T9">outputs:</text:span></text:p>
            <text:p text:style-name="P5"><text:span text:style-name="T9"><text:s text:c="2"/></text:span><text:span text:style-name="T9">touched:</text:span></text:p>
            <text:p text:style-name="P5"><text:span text:style-name="T9"><text:s text:c="4"/></text:span><text:span text:style-name="T9">type: File[]</text:span></text:p>
            <text:p text:style-name="P5"><text:span text:style-name="T9"><text:s text:c="6"/></text:span><text:span text:style-name="T9">outputBinding:</text:span></text:p>
            <text:p text:style-name="P5"><text:span text:style-name="T9"><text:s text:c="6"/></text:span><text:span text:style-name="T9">glob: "*.txt"</text:span></text:p>
          </draw:text-box>
        </draw:frame>
        <draw:custom-shape draw:name="Google Shape;110;p19" draw:style-name="gr2" draw:text-style-name="P12" draw:layer="layout" svg:width="3.773cm" svg:height="0.446cm" draw:transform="rotate (-3.14159265358979) translate (11.943cm 9.01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1;p19" draw:style-name="gr2" draw:text-style-name="P12" draw:layer="layout" svg:width="2.929cm" svg:height="1.241cm" svg:x="8.518cm" svg:y="6.4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2;p19" draw:style-name="gr3" draw:text-style-name="P13" draw:layer="layout" svg:width="18.808cm" svg:height="1.101cm" svg:x="3.418cm" svg:y="12.995cm">
          <text:p text:style-name="P5"><text:a xlink:href="https://www.commonwl.org/v1.2/CommandLineTool.html#CommandOutputBinding" xlink:type="simple">https://www.commonwl.org/v1.2/CommandLineTool.html#CommandOutputBinding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c299d0ace4_0_108:notes" draw:style-name="gr1" draw:layer="layout" svg:width="16.932cm" svg:height="9.524cm" svg:x="1.059cm" svg:y="1.905cm" draw:page-number="7" presentation:class="page"/>
          <draw:frame draw:name="Google Shape;105;gc299d0ace4_0_10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ondary Files" draw:style-name="dp1" draw:master-page-name="TITLE_5f_AND_5f_BODY" presentation:presentation-page-layout-name="AL2T1">
        <draw:frame draw:name="Google Shape;117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condary Files</text:span></text:p>
          </draw:text-box>
        </draw:frame>
        <draw:frame draw:name="Google Shape;118;p20" presentation:style-name="pr5" draw:text-style-name="P9" draw:layer="layout" svg:width="20.116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6">Some file formats implicitly or explicitly depend on external files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12">For example, an index file used for seeking within a much larger data file</text:span></text:p>
                  </text:list-item>
                </text:list>
              </text:list-item>
              <text:list-item>
                <text:p text:style-name="P11"><text:span text:style-name="T6">CWL has a concept of “secondary files” which are files (or directories) that “follow along” with a primary file</text:span></text:p>
              </text:list-item>
              <text:list-item>
                <text:p text:style-name="P11"><text:span text:style-name="T6">This means a single “File” type input parameter may actually consist of multiple files</text:span></text:p>
              </text:list-item>
              <text:list-item>
                <text:p text:style-name="P11"><text:span text:style-name="T6">Secondary files are always placed in the same directory as the primary file</text:span></text:p>
              </text:list-item>
            </text:list>
            <text:p text:style-name="P17"><text:span text:style-name="T6"/></text:p>
          </draw:text-box>
        </draw:frame>
        <presentation:notes draw:style-name="dp2">
          <draw:page-thumbnail draw:name="Google Shape;114;gc299d0ace4_0_155:notes" draw:style-name="gr1" draw:layer="layout" svg:width="16.932cm" svg:height="9.524cm" svg:x="1.059cm" svg:y="1.905cm" draw:page-number="8" presentation:class="page"/>
          <draw:frame draw:name="Google Shape;115;gc299d0ace4_0_15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ring a secondary file on an input parameter" draw:style-name="dp1" draw:master-page-name="TITLE_5f_AND_5f_BODY" presentation:presentation-page-layout-name="AL2T1">
        <draw:frame draw:name="Google Shape;123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quiring a secondary file on an input parameter</text:span></text:p>
          </draw:text-box>
        </draw:frame>
        <draw:frame draw:name="Google Shape;124;p21" presentation:style-name="pr5" draw:text-style-name="P9" draw:layer="layout" svg:width="9.415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6">Expect a bam file and a “.bam.bai” file</text:span></text:p>
              </text:list-item>
              <text:list-item>
                <text:p text:style-name="P11"><text:span text:style-name="T6">The secondary file name is constructed by adding “.bai” to the end</text:span></text:p>
              </text:list-item>
              <text:list-item>
                <text:p text:style-name="P11"><text:span text:style-name="T6">This will produce an error if there’s no “.bam.bai” secondary file on the input</text:span></text:p>
              </text:list-item>
            </text:list>
            <text:p text:style-name="P14"><text:span text:style-name="T6"/></text:p>
          </draw:text-box>
        </draw:frame>
        <draw:frame draw:name="Google Shape;125;p21" presentation:style-name="pr5" draw:text-style-name="P9" draw:layer="layout" svg:width="13.175cm" svg:height="6.625cm" svg:x="10.828cm" svg:y="3.831cm" presentation:class="outline" presentation:user-transformed="true">
          <draw:text-box>
            <text:p text:style-name="P5"><text:span text:style-name="T8">secondaryfile/input/main.cwl</text:span></text:p>
            <text:p text:style-name="P5"><text:span text:style-name="T9"/></text:p>
            <text:p text:style-name="P5"><text:span text:style-name="T9">cwlVersion: v1.2</text:span></text:p>
            <text:p text:style-name="P5"><text:span text:style-name="T9">class: CommandLineTool</text:span></text:p>
            <text:p text:style-name="P5"><text:span text:style-name="T9">inputs:</text:span></text:p>
            <text:p text:style-name="P5"><text:span text:style-name="T9"><text:s text:c="2"/></text:span><text:span text:style-name="T9">bam:</text:span></text:p>
            <text:p text:style-name="P5"><text:span text:style-name="T9"><text:s text:c="4"/></text:span><text:span text:style-name="T9">type: File</text:span></text:p>
            <text:p text:style-name="P5"><text:span text:style-name="T9"><text:s text:c="4"/></text:span><text:span text:style-name="T9">secondaryFiles: .bai</text:span></text:p>
            <text:p text:style-name="P5"><text:span text:style-name="T9">arguments: [ls, $(inputs.bam.dirname)]</text:span></text:p>
            <text:p text:style-name="P5"><text:span text:style-name="T9">outputs: []</text:span></text:p>
          </draw:text-box>
        </draw:frame>
        <draw:custom-shape draw:name="Google Shape;126;p21" draw:style-name="gr2" draw:text-style-name="P12" draw:layer="layout" svg:width="2.058cm" svg:height="0.482cm" svg:x="9.166cm" svg:y="6.4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21" draw:style-name="gr3" draw:text-style-name="P13" draw:layer="layout" svg:width="18.808cm" svg:height="1.101cm" svg:x="3.418cm" svg:y="12.995cm">
          <text:p text:style-name="P5"><text:a xlink:href="https://www.commonwl.org/v1.2/CommandLineTool.html#CommandInputParameter" xlink:type="simple">https://www.commonwl.org/v1.2/CommandLineTool.html#CommandInputParameter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0;gc299d0ace4_0_160:notes" draw:style-name="gr1" draw:layer="layout" svg:width="16.932cm" svg:height="9.524cm" svg:x="1.059cm" svg:y="1.905cm" draw:page-number="9" presentation:class="page"/>
          <draw:frame draw:name="Google Shape;121;gc299d0ace4_0_16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turing a secondary file on an output parameter" draw:style-name="dp1" draw:master-page-name="TITLE_5f_AND_5f_BODY" presentation:presentation-page-layout-name="AL2T1">
        <draw:frame draw:name="Google Shape;132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apturing a secondary file on an output parameter</text:span></text:p>
          </draw:text-box>
        </draw:frame>
        <draw:frame draw:name="Google Shape;133;p22" presentation:style-name="pr5" draw:text-style-name="P9" draw:layer="layout" svg:width="9.415cm" svg:height="9.489cm" svg:x="0.866cm" svg:y="3.201cm" presentation:class="outline" presentation:user-transformed="true">
          <draw:text-box>
            <text:p text:style-name="P15"><text:span text:style-name="T6"/></text:p>
            <text:list text:style-name="L9">
              <text:list-item>
                <text:p text:style-name="P8"><text:span text:style-name="T6">Expect a bam file and a “.bai” file</text:span></text:p>
              </text:list-item>
              <text:list-item>
                <text:p text:style-name="P7"><text:span text:style-name="T6">The leading “^” means strip off the extension and then add “.bai” to get “chr1.bai”</text:span></text:p>
              </text:list-item>
            </text:list>
          </draw:text-box>
        </draw:frame>
        <draw:frame draw:name="Google Shape;134;p22" presentation:style-name="pr5" draw:text-style-name="P9" draw:layer="layout" svg:width="13.175cm" svg:height="6.625cm" svg:x="10.828cm" svg:y="3.831cm" presentation:class="outline" presentation:user-transformed="true">
          <draw:text-box>
            <text:p text:style-name="P5"><text:span text:style-name="T8">secondaryfile/output/main.cwl</text:span></text:p>
            <text:p text:style-name="P5"><text:span text:style-name="T9"/></text:p>
            <text:p text:style-name="P5"><text:span text:style-name="T9">cwlVersion: v1.2</text:span></text:p>
            <text:p text:style-name="P5"><text:span text:style-name="T9">class: CommandLineTool</text:span></text:p>
            <text:p text:style-name="P5"><text:span text:style-name="T9">inputs: []</text:span></text:p>
            <text:p text:style-name="P5"><text:span text:style-name="T9">arguments: [touch, chr1.bam, chr1.bai]</text:span></text:p>
            <text:p text:style-name="P5"><text:span text:style-name="T9">outputs:</text:span></text:p>
            <text:p text:style-name="P5"><text:span text:style-name="T9"><text:s text:c="2"/></text:span><text:span text:style-name="T9">bam:</text:span></text:p>
            <text:p text:style-name="P5"><text:span text:style-name="T9"><text:s text:c="4"/></text:span><text:span text:style-name="T9">type: File</text:span></text:p>
            <text:p text:style-name="P5"><text:span text:style-name="T9"><text:s text:c="4"/></text:span><text:span text:style-name="T9">secondaryFiles: ^.bai</text:span></text:p>
            <text:p text:style-name="P5"><text:span text:style-name="T9"><text:s text:c="6"/></text:span><text:span text:style-name="T9">outputBinding:</text:span></text:p>
            <text:p text:style-name="P5"><text:span text:style-name="T9"><text:s text:c="6"/></text:span><text:span text:style-name="T9">glob: "*.bam"</text:span></text:p>
            <text:p text:style-name="P5"><text:span text:style-name="T9"/></text:p>
            <text:p text:style-name="P5"><text:span text:style-name="T9"/></text:p>
          </draw:text-box>
        </draw:frame>
        <draw:custom-shape draw:name="Google Shape;135;p22" draw:style-name="gr2" draw:text-style-name="P12" draw:layer="layout" svg:width="2.582cm" svg:height="0.001cm" svg:x="9.164cm" svg:y="8.3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6;p22" draw:style-name="gr3" draw:text-style-name="P13" draw:layer="layout" svg:width="19.915cm" svg:height="1.101cm" svg:x="3.418cm" svg:y="12.995cm">
          <text:p text:style-name="P5"><text:a xlink:href="https://www.commonwl.org/v1.2/CommandLineTool.html#CommandOutputParameter" xlink:type="simple">https://www.commonwl.org/v1.2/CommandLineTool.html#CommandOutputParameter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9;gc299d0ace4_0_168:notes" draw:style-name="gr1" draw:layer="layout" svg:width="16.932cm" svg:height="9.524cm" svg:x="1.059cm" svg:y="1.905cm" draw:page-number="10" presentation:class="page"/>
          <draw:frame draw:name="Google Shape;130;gc299d0ace4_0_16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ondary Files in the input object" draw:style-name="dp1" draw:master-page-name="TITLE_5f_AND_5f_BODY" presentation:presentation-page-layout-name="AL2T1">
        <draw:frame draw:name="Google Shape;141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condary Files in the input object</text:span></text:p>
          </draw:text-box>
        </draw:frame>
        <draw:frame draw:name="Google Shape;142;p23" presentation:style-name="pr5" draw:text-style-name="P9" draw:layer="layout" svg:width="20.116cm" svg:height="9.489cm" svg:x="0.866cm" svg:y="3.201cm" presentation:class="outline" presentation:user-transformed="true">
          <draw:text-box>
            <text:p text:style-name="P5"><text:span text:style-name="T9"/></text:p>
            <text:list text:style-name="L9">
              <text:list-item>
                <text:p text:style-name="P7"><text:span text:style-name="T6">When constructing the input to a workflow, you may need to list out the secondary files explicitly:</text:span></text:p>
              </text:list-item>
            </text:list>
            <text:p text:style-name="P18"><text:span text:style-name="T9"/></text:p>
            <text:p text:style-name="P5"><text:span text:style-name="T9">bam:</text:span></text:p>
            <text:p text:style-name="P5"><text:span text:style-name="T9"><text:s text:c="2"/></text:span><text:span text:style-name="T9">class: File</text:span></text:p>
            <text:p text:style-name="P5"><text:span text:style-name="T9"><text:s text:c="2"/></text:span><text:span text:style-name="T9">location: chr1.bam</text:span></text:p>
            <text:p text:style-name="P5"><text:span text:style-name="T9"><text:s text:c="2"/></text:span><text:span text:style-name="T9">secondaryFiles:</text:span></text:p>
            <text:p text:style-name="P5"><text:span text:style-name="T9"><text:s text:c="4"/></text:span><text:span text:style-name="T9">- class: File</text:span></text:p>
            <text:p text:style-name="P5"><text:span text:style-name="T9"><text:s text:c="6"/></text:span><text:span text:style-name="T9">location: chr1.bam.bai</text:span></text:p>
            <text:p text:style-name="P5"><text:span text:style-name="T9"/></text:p>
          </draw:text-box>
        </draw:frame>
        <presentation:notes draw:style-name="dp2">
          <draw:page-thumbnail draw:name="Google Shape;138;gc299d0ace4_0_183:notes" draw:style-name="gr1" draw:layer="layout" svg:width="16.932cm" svg:height="9.524cm" svg:x="1.059cm" svg:y="1.905cm" draw:page-number="11" presentation:class="page"/>
          <draw:frame draw:name="Google Shape;139;gc299d0ace4_0_18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tializing the working directory" draw:style-name="dp1" draw:master-page-name="TITLE_5f_AND_5f_BODY" presentation:presentation-page-layout-name="AL2T1">
        <draw:frame draw:name="Google Shape;147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itializing the working directory</text:span></text:p>
          </draw:text-box>
        </draw:frame>
        <draw:frame draw:name="Google Shape;148;p24" presentation:style-name="pr5" draw:text-style-name="P9" draw:layer="layout" svg:width="20.116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6">The initial working directory (which is also the output directory) normally starts empty.</text:span></text:p>
              </text:list-item>
              <text:list-item>
                <text:p text:style-name="P11"><text:span text:style-name="T6">InitialWorkDirRequirement lets you specify files that will be added to the working directory before the program runs</text:span></text:p>
              </text:list-item>
              <text:list-item>
                <text:p text:style-name="P11"><text:span text:style-name="T6">Some things this can be used for include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12">Renaming input file to a known filename</text:span></text:p>
                  </text:list-item>
                  <text:list-item>
                    <text:p text:style-name="P11"><text:span text:style-name="T12">Creating scripts or configuration files on the fly</text:span></text:p>
                  </text:list-item>
                  <text:list-item>
                    <text:p text:style-name="P11"><text:span text:style-name="T12">Making input files writable</text:span></text:p>
                  </text:list-item>
                </text:list>
              </text:list-item>
            </text:list>
          </draw:text-box>
        </draw:frame>
        <draw:custom-shape draw:name="Google Shape;149;p24" draw:style-name="gr3" draw:text-style-name="P13" draw:layer="layout" svg:width="19.915cm" svg:height="1.101cm" svg:x="3.418cm" svg:y="12.995cm">
          <text:p text:style-name="P5"><text:a xlink:href="https://www.commonwl.org/v1.2/CommandLineTool.html#InitialWorkDirRequirement" xlink:type="simple">https://www.commonwl.org/v1.2/CommandLineTool.html#InitialWorkDirRequirement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c299d0ace4_0_117:notes" draw:style-name="gr1" draw:layer="layout" svg:width="16.932cm" svg:height="9.524cm" svg:x="1.059cm" svg:y="1.905cm" draw:page-number="12" presentation:class="page"/>
          <draw:frame draw:name="Google Shape;145;gc299d0ace4_0_11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naming input file" draw:style-name="dp1" draw:master-page-name="TITLE_5f_AND_5f_BODY" presentation:presentation-page-layout-name="AL2T1">
        <draw:frame draw:name="Google Shape;154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naming input file</text:span></text:p>
          </draw:text-box>
        </draw:frame>
        <draw:frame draw:name="Google Shape;155;p25" presentation:style-name="pr5" draw:text-style-name="P9" draw:layer="layout" svg:width="9.415cm" svg:height="9.489cm" svg:x="0.866cm" svg:y="3.201cm" presentation:class="outline" presentation:user-transformed="true">
          <draw:text-box>
            <text:p text:style-name="P7"><text:span text:style-name="T6"/></text:p>
            <text:p text:style-name="P8"><text:span text:style-name="T6"/></text:p>
            <text:p text:style-name="P8"><text:span text:style-name="T6"/></text:p>
            <text:list text:style-name="L9">
              <text:list-item>
                <text:p text:style-name="P8"><text:span text:style-name="T6">“</text:span><text:span text:style-name="T6">entryname” is the new name of the file</text:span></text:p>
              </text:list-item>
              <text:list-item>
                <text:p text:style-name="P7"><text:span text:style-name="T6">“</text:span><text:span text:style-name="T6">entry” is the contents of the file</text:span></text:p>
              </text:list-item>
              <text:list-item>
                <text:p text:style-name="P7"><text:span text:style-name="T6">Here it will be the contents of the file in the “script” parameter</text:span></text:p>
              </text:list-item>
            </text:list>
          </draw:text-box>
        </draw:frame>
        <draw:frame draw:name="Google Shape;156;p25" presentation:style-name="pr5" draw:text-style-name="P9" draw:layer="layout" svg:width="13.175cm" svg:height="6.625cm" svg:x="10.828cm" svg:y="3.831cm" presentation:class="outline" presentation:user-transformed="true">
          <draw:text-box>
            <text:p text:style-name="P5"><text:span text:style-name="T8">initworkdir/renaming/main.cwl</text:span></text:p>
            <text:p text:style-name="P5"><text:span text:style-name="T9"/></text:p>
            <text:p text:style-name="P5"><text:span text:style-name="T9">cwlVersion: v1.2</text:span></text:p>
            <text:p text:style-name="P5"><text:span text:style-name="T9">class: CommandLineTool</text:span></text:p>
            <text:p text:style-name="P5"><text:span text:style-name="T9">inputs:</text:span></text:p>
            <text:p text:style-name="P5"><text:span text:style-name="T9"><text:s text:c="2"/></text:span><text:span text:style-name="T9">val: string</text:span></text:p>
            <text:p text:style-name="P5"><text:span text:style-name="T9"><text:s text:c="2"/></text:span><text:span text:style-name="T9">script:</text:span></text:p>
            <text:p text:style-name="P5"><text:span text:style-name="T9"><text:tab/></text:span><text:span text:style-name="T9">type: File</text:span></text:p>
            <text:p text:style-name="P5"><text:span text:style-name="T9"><text:tab/></text:span><text:span text:style-name="T9">default:</text:span></text:p>
            <text:p text:style-name="P5"><text:span text:style-name="T9"><text:s text:c="2"/></text:span><text:span text:style-name="T9"><text:tab/></text:span><text:span text:style-name="T9">class: File</text:span></text:p>
            <text:p text:style-name="P5"><text:span text:style-name="T9"><text:s text:c="2"/></text:span><text:span text:style-name="T9"><text:tab/></text:span><text:span text:style-name="T9">location: myscript.py</text:span></text:p>
            <text:p text:style-name="P5"><text:span text:style-name="T9">requirements:</text:span></text:p>
            <text:p text:style-name="P5"><text:span text:style-name="T9"><text:s text:c="2"/></text:span><text:span text:style-name="T9">InitialWorkDirRequirement:</text:span></text:p>
            <text:p text:style-name="P5"><text:span text:style-name="T9"><text:s text:c="4"/></text:span><text:span text:style-name="T9">listing:</text:span></text:p>
            <text:p text:style-name="P5"><text:span text:style-name="T9"><text:s text:c="6"/></text:span><text:span text:style-name="T9">- entryname: renamed.py</text:span></text:p>
            <text:p text:style-name="P5"><text:span text:style-name="T9"><text:s text:c="8"/></text:span><text:span text:style-name="T9">entry: $(inputs.script)</text:span></text:p>
            <text:p text:style-name="P5"><text:span text:style-name="T9">arguments: [python, renamed.py, $(inputs.val)]</text:span></text:p>
            <text:p text:style-name="P5"><text:span text:style-name="T9">outputs: []</text:span></text:p>
          </draw:text-box>
        </draw:frame>
        <draw:custom-shape draw:name="Google Shape;157;p25" draw:style-name="gr2" draw:text-style-name="P12" draw:layer="layout" svg:width="2.457cm" svg:height="0.247cm" svg:x="9.536cm" svg:y="8.6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25" draw:style-name="gr2" draw:text-style-name="P12" draw:layer="layout" svg:width="2.805cm" svg:height="0.098cm" draw:transform="rotate (-3.14159265358979) translate (12.266cm 9.39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9;p25" draw:style-name="gr3" draw:text-style-name="P13" draw:layer="layout" svg:width="19.915cm" svg:height="1.101cm" svg:x="3.418cm" svg:y="12.995cm">
          <text:p text:style-name="P5"><text:a xlink:href="https://www.commonwl.org/v1.2/CommandLineTool.html#Dirent" xlink:type="simple">https://www.commonwl.org/v1.2/CommandLineTool.html#Dirent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c299d0ace4_0_125:notes" draw:style-name="gr1" draw:layer="layout" svg:width="16.932cm" svg:height="9.524cm" svg:x="1.059cm" svg:y="1.905cm" draw:page-number="13" presentation:class="page"/>
          <draw:frame draw:name="Google Shape;152;gc299d0ace4_0_12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a script on the fly" draw:style-name="dp1" draw:master-page-name="TITLE_5f_AND_5f_BODY" presentation:presentation-page-layout-name="AL2T1">
        <draw:frame draw:name="Google Shape;164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ing a script on the fly</text:span></text:p>
          </draw:text-box>
        </draw:frame>
        <draw:frame draw:name="Google Shape;165;p26" presentation:style-name="pr5" draw:text-style-name="P9" draw:layer="layout" svg:width="9.415cm" svg:height="9.489cm" svg:x="0.866cm" svg:y="3.201cm" presentation:class="outline" presentation:user-transformed="true">
          <draw:text-box>
            <text:p text:style-name="P15"><text:span text:style-name="T6"/></text:p>
            <text:p text:style-name="P16"><text:span text:style-name="T6"/></text:p>
            <text:list text:style-name="L9">
              <text:list-item>
                <text:p text:style-name="P8"><text:span text:style-name="T6">“</text:span><text:span text:style-name="T6">entry” is the text of the script</text:span></text:p>
              </text:list-item>
              <text:list-item>
                <text:p text:style-name="P7"><text:span text:style-name="T6">use “|” to start a multi-line indented text block</text:span></text:p>
              </text:list-item>
              <text:list-item>
                <text:p text:style-name="P7"><text:span text:style-name="T6">performs parameter substitution on the text at runtime</text:span></text:p>
              </text:list-item>
            </text:list>
          </draw:text-box>
        </draw:frame>
        <draw:frame draw:name="Google Shape;166;p26" presentation:style-name="pr5" draw:text-style-name="P9" draw:layer="layout" svg:width="13.175cm" svg:height="6.625cm" svg:x="10.828cm" svg:y="3.831cm" presentation:class="outline" presentation:user-transformed="true">
          <draw:text-box>
            <text:p text:style-name="P5"><text:span text:style-name="T8">initworkdir/literal/main.cwl</text:span></text:p>
            <text:p text:style-name="P5"><text:span text:style-name="T9"/></text:p>
            <text:p text:style-name="P5"><text:span text:style-name="T9">cwlVersion: v1.2</text:span></text:p>
            <text:p text:style-name="P5"><text:span text:style-name="T9">class: CommandLineTool</text:span></text:p>
            <text:p text:style-name="P5"><text:span text:style-name="T9">inputs:</text:span></text:p>
            <text:p text:style-name="P5"><text:span text:style-name="T9"><text:s text:c="2"/></text:span><text:span text:style-name="T9">val: string</text:span></text:p>
            <text:p text:style-name="P5"><text:span text:style-name="T9">requirements:</text:span></text:p>
            <text:p text:style-name="P5"><text:span text:style-name="T9"><text:s text:c="2"/></text:span><text:span text:style-name="T9">InitialWorkDirRequirement:</text:span></text:p>
            <text:p text:style-name="P5"><text:span text:style-name="T9"><text:s text:c="4"/></text:span><text:span text:style-name="T9">listing:</text:span></text:p>
            <text:p text:style-name="P5"><text:span text:style-name="T9"><text:s text:c="6"/></text:span><text:span text:style-name="T9">- entryname: myscript.py</text:span></text:p>
            <text:p text:style-name="P5"><text:span text:style-name="T9"><text:s text:c="8"/></text:span><text:span text:style-name="T9">entry: |</text:span></text:p>
            <text:p text:style-name="P5"><text:span text:style-name="T9"><text:s text:c="10"/></text:span><text:span text:style-name="T9">print("$(inputs.val)")</text:span></text:p>
            <text:p text:style-name="P5"><text:span text:style-name="T9">arguments: [python, myscript.py]</text:span></text:p>
            <text:p text:style-name="P5"><text:span text:style-name="T9">outputs: []</text:span></text:p>
          </draw:text-box>
        </draw:frame>
        <draw:custom-shape draw:name="Google Shape;167;p26" draw:style-name="gr2" draw:text-style-name="P12" draw:layer="layout" svg:width="2.582cm" svg:height="0.001cm" svg:x="9.884cm" svg:y="8.6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26" draw:style-name="gr3" draw:text-style-name="P13" draw:layer="layout" svg:width="19.915cm" svg:height="1.101cm" svg:x="3.418cm" svg:y="12.995cm">
          <text:p text:style-name="P5"><text:a xlink:href="https://www.commonwl.org/v1.2/CommandLineTool.html#Dirent" xlink:type="simple">https://www.commonwl.org/v1.2/CommandLineTool.html#Dirent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1;gc299d0ace4_0_137:notes" draw:style-name="gr1" draw:layer="layout" svg:width="16.932cm" svg:height="9.524cm" svg:x="1.059cm" svg:y="1.905cm" draw:page-number="14" presentation:class="page"/>
          <draw:frame draw:name="Google Shape;162;gc299d0ace4_0_137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ting environment variables" draw:style-name="dp1" draw:master-page-name="TITLE_5f_AND_5f_BODY" presentation:presentation-page-layout-name="AL2T1">
        <draw:frame draw:name="Google Shape;173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tting environment variables</text:span></text:p>
          </draw:text-box>
        </draw:frame>
        <draw:frame draw:name="Google Shape;174;p27" presentation:style-name="pr5" draw:text-style-name="P9" draw:layer="layout" svg:width="9.415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6">“</text:span><text:span text:style-name="T6">EnvVarRequirement”</text:span></text:p>
              </text:list-item>
            </text:list>
            <text:p text:style-name="P8"><text:span text:style-name="T6"/></text:p>
            <text:list text:continue-numbering="true" text:style-name="L9">
              <text:list-item>
                <text:p text:style-name="P8"><text:span text:style-name="T6">Under “envDef” provide each variable name and value, can use parameters or expressions</text:span></text:p>
              </text:list-item>
            </text:list>
          </draw:text-box>
        </draw:frame>
        <draw:frame draw:name="Google Shape;175;p27" presentation:style-name="pr5" draw:text-style-name="P9" draw:layer="layout" svg:width="13.175cm" svg:height="6.625cm" svg:x="10.828cm" svg:y="3.831cm" presentation:class="outline" presentation:user-transformed="true">
          <draw:text-box>
            <text:p text:style-name="P5"><text:span text:style-name="T8">envvar/main.cwl</text:span></text:p>
            <text:p text:style-name="P5"><text:span text:style-name="T9"/></text:p>
            <text:p text:style-name="P5"><text:span text:style-name="T9">cwlVersion: v1.2</text:span></text:p>
            <text:p text:style-name="P5"><text:span text:style-name="T9">class: CommandLineTool</text:span></text:p>
            <text:p text:style-name="P5"><text:span text:style-name="T9">inputs:</text:span></text:p>
            <text:p text:style-name="P5"><text:span text:style-name="T9"><text:s text:c="2"/></text:span><text:span text:style-name="T9">val: string</text:span></text:p>
            <text:p text:style-name="P5"><text:span text:style-name="T9">requirements:</text:span></text:p>
            <text:p text:style-name="P5"><text:span text:style-name="T9"><text:s text:c="2"/></text:span><text:span text:style-name="T9">EnvVarRequirement:</text:span></text:p>
            <text:p text:style-name="P5"><text:span text:style-name="T9"><text:s text:c="4"/></text:span><text:span text:style-name="T9">envDef:</text:span></text:p>
            <text:p text:style-name="P5"><text:span text:style-name="T9"><text:s text:c="6"/></text:span><text:span text:style-name="T9">VALUE: $(inputs.val)</text:span></text:p>
            <text:p text:style-name="P5"><text:span text:style-name="T9">arguments: [env]</text:span></text:p>
            <text:p text:style-name="P5"><text:span text:style-name="T9">outputs: []</text:span></text:p>
            <text:p text:style-name="P5"><text:span text:style-name="T9"/></text:p>
            <text:p text:style-name="P5"><text:span text:style-name="T9"/></text:p>
          </draw:text-box>
        </draw:frame>
        <draw:custom-shape draw:name="Google Shape;176;p27" draw:style-name="gr2" draw:text-style-name="P12" draw:layer="layout" svg:width="1.488cm" svg:height="0.103cm" svg:x="10.282cm" svg:y="7.9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27" draw:style-name="gr2" draw:text-style-name="P12" draw:layer="layout" svg:width="3.773cm" svg:height="2.755cm" svg:x="7.252cm" svg:y="4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8;p27" draw:style-name="gr3" draw:text-style-name="P13" draw:layer="layout" svg:width="19.915cm" svg:height="1.101cm" svg:x="3.418cm" svg:y="12.995cm">
          <text:p text:style-name="P5"><text:a xlink:href="https://www.commonwl.org/v1.2/CommandLineTool.html#EnvVarRequirement" xlink:type="simple">https://www.commonwl.org/v1.2/CommandLineTool.html#EnvVarRequirement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0;gc299d0ace4_0_97:notes" draw:style-name="gr1" draw:layer="layout" svg:width="16.932cm" svg:height="9.524cm" svg:x="1.059cm" svg:y="1.905cm" draw:page-number="15" presentation:class="page"/>
          <draw:frame draw:name="Google Shape;171;gc299d0ace4_0_9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ting a time limit &amp; ShellCommandRequirement" draw:style-name="dp1" draw:master-page-name="TITLE_5f_AND_5f_BODY" presentation:presentation-page-layout-name="AL2T1">
        <draw:frame draw:name="Google Shape;183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tting a time limit &amp; ShellCommandRequirement</text:span></text:p>
          </draw:text-box>
        </draw:frame>
        <draw:frame draw:name="Google Shape;184;p28" presentation:style-name="pr5" draw:text-style-name="P9" draw:layer="layout" svg:width="11.668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6">“</text:span><text:span text:style-name="T6">ToolTimeLimit”</text:span></text:p>
              </text:list-item>
              <text:list-item>
                <text:p text:style-name="P11"><text:span text:style-name="T6">If the tool runs for longer than the time limit (specified in seconds), it may be terminated</text:span></text:p>
              </text:list-item>
              <text:list-item>
                <text:p text:style-name="P11"><text:span text:style-name="T6">Useful to prevent jobs that are known to behave badly from running for 24 hours before anyone notices</text:span></text:p>
              </text:list-item>
              <text:list-item>
                <text:p text:style-name="P11"><text:span text:style-name="T6">Use ShellCommandRequirement <text:s text:c="2"/>to quote anything not</text:span><text:span text:style-name="T6"><text:line-break/></text:span><text:span text:style-name="T6">“shellQuote: false”</text:span></text:p>
              </text:list-item>
            </text:list>
          </draw:text-box>
        </draw:frame>
        <draw:frame draw:name="Google Shape;185;p28" presentation:style-name="pr5" draw:text-style-name="P9" draw:layer="layout" svg:width="10.997cm" svg:height="6.625cm" svg:x="13.005cm" svg:y="3.831cm" presentation:class="outline" presentation:user-transformed="true">
          <draw:text-box>
            <text:p text:style-name="P5"><text:span text:style-name="T8">timelimit/main.cwl</text:span></text:p>
            <text:p text:style-name="P5"><text:span text:style-name="T9"/></text:p>
            <text:p text:style-name="P5"><text:span text:style-name="T9">cwlVersion: v1.2</text:span></text:p>
            <text:p text:style-name="P5"><text:span text:style-name="T9">class: CommandLineTool</text:span></text:p>
            <text:p text:style-name="P5"><text:span text:style-name="T9">requirements:</text:span></text:p>
            <text:p text:style-name="P5"><text:span text:style-name="T9"><text:s text:c="2"/></text:span><text:span text:style-name="T9">ToolTimeLimit:</text:span></text:p>
            <text:p text:style-name="P5"><text:span text:style-name="T9"><text:s text:c="4"/></text:span><text:span text:style-name="T9">timelimit: 3</text:span></text:p>
            <text:p text:style-name="P5"><text:span text:style-name="T9"><text:s text:c="2"/></text:span><text:span text:style-name="T9">ShellCommandRequirement: {}</text:span></text:p>
            <text:p text:style-name="P5"><text:span text:style-name="T9">inputs:</text:span></text:p>
            <text:p text:style-name="P5"><text:span text:style-name="T9"><text:s text:c="2"/></text:span><text:span text:style-name="T9">val: string</text:span></text:p>
            <text:p text:style-name="P5"><text:span text:style-name="T9">arguments: ["sleep", "8",</text:span></text:p>
            <text:p text:style-name="P5"><text:span text:style-name="T9"><text:s text:c="8"/></text:span><text:span text:style-name="T9"><text:tab/></text:span><text:span text:style-name="T9">{shellQuote: false, valueFrom: "&amp;&amp;"},</text:span></text:p>
            <text:p text:style-name="P5"><text:span text:style-name="T9"><text:s text:c="8"/></text:span><text:span text:style-name="T9"><text:tab/></text:span><text:span text:style-name="T9">"echo", $(inputs.val)]</text:span></text:p>
            <text:p text:style-name="P5"><text:span text:style-name="T9">outputs: []</text:span></text:p>
          </draw:text-box>
        </draw:frame>
        <draw:custom-shape draw:name="Google Shape;186;p28" draw:style-name="gr2" draw:text-style-name="P12" draw:layer="layout" svg:width="2.284cm" svg:height="0.416cm" svg:x="11.023cm" svg:y="6.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7;p28" draw:style-name="gr2" draw:text-style-name="P12" draw:layer="layout" svg:width="5.711cm" svg:height="1.477cm" draw:transform="rotate (-3.14159265358979) translate (16.733cm 11.36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8;p28" draw:style-name="gr3" draw:text-style-name="P13" draw:layer="layout" svg:width="19.915cm" svg:height="1.101cm" svg:x="3.418cm" svg:y="12.995cm">
          <text:p text:style-name="P5"><text:a xlink:href="https://www.commonwl.org/v1.2/CommandLineTool.html#ShellCommandRequirement" xlink:type="simple">https://www.commonwl.org/v1.2/CommandLineTool.html#ShellCommandRequirement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8" draw:style-name="gr3" draw:text-style-name="P13" draw:layer="layout" svg:width="19.915cm" svg:height="1.101cm" svg:x="3.418cm" svg:y="12.191cm">
          <text:p text:style-name="P5"><text:a xlink:href="https://www.commonwl.org/v1.2/CommandLineTool.html#ToolTimeLimit" xlink:type="simple">https://www.commonwl.org/v1.2/CommandLineTool.html#ToolTimeLimit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0;gc299d0ace4_0_190:notes" draw:style-name="gr1" draw:layer="layout" svg:width="16.932cm" svg:height="9.524cm" svg:x="1.059cm" svg:y="1.905cm" draw:page-number="16" presentation:class="page"/>
          <draw:frame draw:name="Google Shape;181;gc299d0ace4_0_19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ing &amp; parsing output" draw:style-name="dp1" draw:master-page-name="TITLE_5f_AND_5f_BODY" presentation:presentation-page-layout-name="AL2T1">
        <draw:frame draw:name="Google Shape;194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ading &amp; parsing output</text:span></text:p>
          </draw:text-box>
        </draw:frame>
        <draw:frame draw:name="Google Shape;195;p29" presentation:style-name="pr5" draw:text-style-name="P9" draw:layer="layout" svg:width="9.415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6">Want to return an integer, but the program output written to a file</text:span></text:p>
              </text:list-item>
              <text:list-item>
                <text:p text:style-name="P11"><text:span text:style-name="T6">With </text:span><text:span text:style-name="T6"><text:line-break/></text:span><text:span text:style-name="T6">“loadContents: true”</text:span><text:span text:style-name="T6"><text:line-break/></text:span><text:span text:style-name="T6">the text of the file will be read into “contents” field of the file object</text:span></text:p>
              </text:list-item>
              <text:list-item>
                <text:p text:style-name="P11"><text:span text:style-name="T6">Use “outputEval” with expression to parse the file text and return an integer</text:span></text:p>
              </text:list-item>
            </text:list>
          </draw:text-box>
        </draw:frame>
        <draw:frame draw:name="Google Shape;196;p29" presentation:style-name="pr5" draw:text-style-name="P9" draw:layer="layout" svg:width="13.175cm" svg:height="6.625cm" svg:x="10.828cm" svg:y="3.831cm" presentation:class="outline" presentation:user-transformed="true">
          <draw:text-box>
            <text:p text:style-name="P5"><text:span text:style-name="T8">outputeval/main.cwl</text:span></text:p>
            <text:p text:style-name="P5"><text:span text:style-name="T9"/></text:p>
            <text:p text:style-name="P5"><text:span text:style-name="T9">cwlVersion: v1.2</text:span></text:p>
            <text:p text:style-name="P5"><text:span text:style-name="T9">class: CommandLineTool</text:span></text:p>
            <text:p text:style-name="P5"><text:span text:style-name="T9">requirements:</text:span></text:p>
            <text:p text:style-name="P5"><text:span text:style-name="T9"><text:s text:c="2"/></text:span><text:span text:style-name="T9">InlineJavascriptRequirement: {}</text:span></text:p>
            <text:p text:style-name="P5"><text:span text:style-name="T9">inputs: []</text:span></text:p>
            <text:p text:style-name="P5"><text:span text:style-name="T9">arguments: [echo, "5"]</text:span></text:p>
            <text:p text:style-name="P5"><text:span text:style-name="T9">stdout: result.txt</text:span></text:p>
            <text:p text:style-name="P5"><text:span text:style-name="T9">outputs:</text:span></text:p>
            <text:p text:style-name="P5"><text:span text:style-name="T9"><text:s text:c="2"/></text:span><text:span text:style-name="T9">result:</text:span></text:p>
            <text:p text:style-name="P5"><text:span text:style-name="T9"><text:s text:c="4"/></text:span><text:span text:style-name="T9">type: int</text:span></text:p>
            <text:p text:style-name="P5"><text:span text:style-name="T9"><text:s text:c="4"/></text:span><text:span text:style-name="T9">outputBinding:</text:span></text:p>
            <text:p text:style-name="P5"><text:span text:style-name="T9"><text:s text:c="6"/></text:span><text:span text:style-name="T9">glob: result.txt</text:span></text:p>
            <text:p text:style-name="P5"><text:span text:style-name="T9"><text:s text:c="6"/></text:span><text:span text:style-name="T9">loadContents: true</text:span></text:p>
            <text:p text:style-name="P5"><text:span text:style-name="T9"><text:s text:c="6"/></text:span><text:span text:style-name="T9">outputEval: $(parseInt(self[0].contents))</text:span></text:p>
          </draw:text-box>
        </draw:frame>
        <draw:custom-shape draw:name="Google Shape;197;p29" draw:style-name="gr2" draw:text-style-name="P12" draw:layer="layout" svg:width="3.93cm" svg:height="2.217cm" svg:x="7.294cm" svg:y="5.9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8;p29" draw:style-name="gr2" draw:text-style-name="P12" draw:layer="layout" svg:width="2.653cm" svg:height="0.234cm" svg:x="9.377cm" svg:y="9.2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9;p29" draw:style-name="gr2" draw:text-style-name="P12" draw:layer="layout" svg:width="5.005cm" svg:height="0.806cm" draw:transform="rotate (-3.14159265358979) translate (15.489cm 11.2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0;p29" draw:style-name="gr3" draw:text-style-name="P13" draw:layer="layout" svg:width="19.915cm" svg:height="1.101cm" svg:x="3.418cm" svg:y="12.995cm">
          <text:p text:style-name="P5"><text:a xlink:href="https://www.commonwl.org/v1.2/CommandLineTool.html#CommandOutputBinding" xlink:type="simple">https://www.commonwl.org/v1.2/CommandLineTool.html#CommandOutputBinding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1;gc299d0ace4_0_237:notes" draw:style-name="gr1" draw:layer="layout" svg:width="16.932cm" svg:height="9.524cm" svg:x="1.059cm" svg:y="1.905cm" draw:page-number="17" presentation:class="page"/>
          <draw:frame draw:name="Google Shape;192;gc299d0ace4_0_237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work access" draw:style-name="dp1" draw:master-page-name="TITLE_5f_AND_5f_BODY" presentation:presentation-page-layout-name="AL2T1">
        <draw:frame draw:name="Google Shape;205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Network access</text:span></text:p>
          </draw:text-box>
        </draw:frame>
        <draw:frame draw:name="Google Shape;206;p30" presentation:style-name="pr5" draw:text-style-name="P9" draw:layer="layout" svg:width="9.415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6">Tool execution are blocked from accessing network resources by default</text:span></text:p>
              </text:list-item>
              <text:list-item>
                <text:p text:style-name="P11"><text:span text:style-name="T6">This is for security, and because depending on remote resources is bad for reproducibility</text:span></text:p>
              </text:list-item>
              <text:list-item>
                <text:p text:style-name="P11"><text:span text:style-name="T6">Use NetworkAccess to enable it</text:span></text:p>
              </text:list-item>
            </text:list>
          </draw:text-box>
        </draw:frame>
        <draw:frame draw:name="Google Shape;207;p30" presentation:style-name="pr5" draw:text-style-name="P9" draw:layer="layout" svg:width="13.175cm" svg:height="7.811cm" svg:x="10.828cm" svg:y="4.88cm" presentation:class="outline" presentation:user-transformed="true">
          <draw:text-box>
            <text:p text:style-name="P5"><text:span text:style-name="T8">networkaccess/main.cwl</text:span></text:p>
            <text:p text:style-name="P5"><text:span text:style-name="T9"/></text:p>
            <text:p text:style-name="P5"><text:span text:style-name="T9">cwlVersion: v1.2</text:span></text:p>
            <text:p text:style-name="P5"><text:span text:style-name="T9">class: CommandLineTool</text:span></text:p>
            <text:p text:style-name="P5"><text:span text:style-name="T9">inputs:</text:span></text:p>
            <text:p text:style-name="P5"><text:span text:style-name="T9"><text:s text:c="2"/></text:span><text:span text:style-name="T9">url: string</text:span></text:p>
            <text:p text:style-name="P5"><text:span text:style-name="T9">requirements:</text:span></text:p>
            <text:p text:style-name="P5"><text:span text:style-name="T9"><text:s text:c="2"/></text:span><text:span text:style-name="T9">NetworkAccess:</text:span></text:p>
            <text:p text:style-name="P5"><text:span text:style-name="T9"><text:s text:c="4"/></text:span><text:span text:style-name="T9">networkAccess: true</text:span></text:p>
            <text:p text:style-name="P5"><text:span text:style-name="T9">arguments: [curl, -O, $(inputs.url)]</text:span></text:p>
            <text:p text:style-name="P5"><text:span text:style-name="T9">outputs:</text:span></text:p>
            <text:p text:style-name="P5"><text:span text:style-name="T9"><text:s text:c="2"/></text:span><text:span text:style-name="T9">downloaded:</text:span></text:p>
            <text:p text:style-name="P5"><text:span text:style-name="T9"><text:tab/></text:span><text:span text:style-name="T9">type: File</text:span></text:p>
            <text:p text:style-name="P5"><text:span text:style-name="T9"><text:tab/></text:span><text:span text:style-name="T9">outputBinding:</text:span></text:p>
            <text:p text:style-name="P5"><text:span text:style-name="T9"><text:s text:c="2"/></text:span><text:span text:style-name="T9"><text:tab/></text:span><text:span text:style-name="T9">glob: "*"</text:span></text:p>
          </draw:text-box>
        </draw:frame>
        <draw:custom-shape draw:name="Google Shape;208;p30" draw:style-name="gr2" draw:text-style-name="P12" draw:layer="layout" svg:width="1.887cm" svg:height="0.797cm" draw:transform="rotate (-3.14159265358979) translate (10.826cm 9.5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9;p30" draw:style-name="gr3" draw:text-style-name="P13" draw:layer="layout" svg:width="19.915cm" svg:height="1.101cm" svg:x="3.418cm" svg:y="12.995cm">
          <text:p text:style-name="P5"><text:a xlink:href="https://www.commonwl.org/v1.2/CommandLineTool.html#NetworkAccess" xlink:type="simple">https://www.commonwl.org/v1.2/CommandLineTool.html#NetworkAccess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2;gc299d0ace4_0_257:notes" draw:style-name="gr1" draw:layer="layout" svg:width="16.932cm" svg:height="9.524cm" svg:x="1.059cm" svg:y="1.905cm" draw:page-number="18" presentation:class="page"/>
          <draw:frame draw:name="Google Shape;203;gc299d0ace4_0_257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 features" draw:style-name="dp1" draw:master-page-name="SECTION_5f_HEADER">
        <draw:frame draw:name="Google Shape;214;p31" presentation:style-name="pr7" draw:text-style-name="P10" draw:layer="layout" svg:width="23.667cm" svg:height="2.337cm" svg:x="0.866cm" svg:y="5.975cm" presentation:class="title" presentation:user-transformed="true">
          <draw:text-box>
            <text:p text:style-name="P1"><text:span text:style-name="T7">Workflow features</text:span></text:p>
          </draw:text-box>
        </draw:frame>
        <presentation:notes draw:style-name="dp2">
          <draw:page-thumbnail draw:name="Google Shape;211;gc299d0ace4_0_204:notes" draw:style-name="gr1" draw:layer="layout" svg:width="16.932cm" svg:height="9.524cm" svg:x="1.059cm" svg:y="1.905cm" draw:page-number="19" presentation:class="page"/>
          <draw:frame draw:name="Google Shape;212;gc299d0ace4_0_204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meter sweeps" draw:style-name="dp1" draw:master-page-name="TITLE_5f_AND_5f_BODY" presentation:presentation-page-layout-name="AL2T1">
        <draw:frame draw:name="Google Shape;219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arameter sweeps</text:span></text:p>
          </draw:text-box>
        </draw:frame>
        <draw:frame draw:name="Google Shape;220;p32" presentation:style-name="pr5" draw:text-style-name="P9" draw:layer="layout" svg:width="8.275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6">ExpressionTool lets you write workflow steps in Javascript</text:span></text:p>
              </text:list-item>
            </text:list>
            <text:p text:style-name="P8"><text:span text:style-name="T6"/></text:p>
            <text:list text:continue-numbering="true" text:style-name="L9">
              <text:list-item>
                <text:p text:style-name="P8"><text:span text:style-name="T6">Generate and return the list of parameters </text:span><text:span text:style-name="T6"><text:line-break/></text:span><text:span text:style-name="T6"/></text:p>
              </text:list-item>
            </text:list>
          </draw:text-box>
        </draw:frame>
        <draw:frame draw:name="Google Shape;221;p32" presentation:style-name="pr5" draw:text-style-name="P9" draw:layer="layout" svg:width="14.861cm" svg:height="10.616cm" svg:x="9.141cm" svg:y="3.066cm" presentation:class="outline" presentation:user-transformed="true">
          <draw:text-box>
            <text:p text:style-name="P5"><text:span text:style-name="T8">parametersweep/generate.cwl</text:span></text:p>
            <text:p text:style-name="P5"><text:span text:style-name="T9"/></text:p>
            <text:p text:style-name="P5"><text:span text:style-name="T9">cwlVersion: v1.2</text:span></text:p>
            <text:p text:style-name="P5"><text:span text:style-name="T9">class: ExpressionTool</text:span></text:p>
            <text:p text:style-name="P5"><text:span text:style-name="T9">requirements:</text:span></text:p>
            <text:p text:style-name="P5"><text:span text:style-name="T9"><text:s text:c="2"/></text:span><text:span text:style-name="T9">InlineJavascriptRequirement: {}</text:span></text:p>
            <text:p text:style-name="P5"><text:span text:style-name="T9">inputs:</text:span></text:p>
            <text:p text:style-name="P5"><text:span text:style-name="T9"><text:s text:c="2"/></text:span><text:span text:style-name="T9">min: int</text:span></text:p>
            <text:p text:style-name="P5"><text:span text:style-name="T9"><text:s text:c="2"/></text:span><text:span text:style-name="T9">max: int</text:span></text:p>
            <text:p text:style-name="P5"><text:span text:style-name="T9"><text:s text:c="2"/></text:span><text:span text:style-name="T9">step: int</text:span></text:p>
            <text:p text:style-name="P5"><text:span text:style-name="T9">outputs:</text:span></text:p>
            <text:p text:style-name="P5"><text:span text:style-name="T9"><text:s text:c="2"/></text:span><text:span text:style-name="T9">parameters: int[]</text:span></text:p>
            <text:p text:style-name="P5"><text:span text:style-name="T9">expression: |-</text:span></text:p>
            <text:p text:style-name="P5"><text:span text:style-name="T9"><text:s text:c="2"/></text:span><text:span text:style-name="T9">${</text:span></text:p>
            <text:p text:style-name="P5"><text:span text:style-name="T9"><text:s text:c="2"/></text:span><text:span text:style-name="T9">var p = [];</text:span></text:p>
            <text:p text:style-name="P5"><text:span text:style-name="T9"><text:s text:c="2"/></text:span><text:span text:style-name="T9">for (var i = inputs.min; i &lt;= inputs.max; i += inputs.step) {</text:span></text:p>
            <text:p text:style-name="P5"><text:span text:style-name="T9"><text:tab/></text:span><text:span text:style-name="T9">p.push(i);</text:span></text:p>
            <text:p text:style-name="P5"><text:span text:style-name="T9"><text:s text:c="2"/></text:span><text:span text:style-name="T9">}</text:span></text:p>
            <text:p text:style-name="P5"><text:span text:style-name="T9"><text:s text:c="2"/></text:span><text:span text:style-name="T9">return {parameters: p};</text:span></text:p>
            <text:p text:style-name="P5"><text:span text:style-name="T9"><text:s text:c="2"/></text:span><text:span text:style-name="T9">}</text:span></text:p>
            <text:p text:style-name="P5"><text:span text:style-name="T9"/></text:p>
            <text:p text:style-name="P5"><text:span text:style-name="T9"/></text:p>
          </draw:text-box>
        </draw:frame>
        <draw:custom-shape draw:name="Google Shape;222;p32" draw:style-name="gr2" draw:text-style-name="P12" draw:layer="layout" svg:width="2.922cm" svg:height="0.268cm" svg:x="6.655cm" svg:y="9.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3;p32" draw:style-name="gr3" draw:text-style-name="P13" draw:layer="layout" svg:width="19.915cm" svg:height="1.101cm" svg:x="3.418cm" svg:y="12.995cm">
          <text:p text:style-name="P5"><text:a xlink:href="https://www.commonwl.org/v1.2/Workflow.html#ExpressionTool" xlink:type="simple">https://www.commonwl.org/v1.2/Workflow.html#ExpressionTool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6;gc299d0ace4_0_220:notes" draw:style-name="gr1" draw:layer="layout" svg:width="16.932cm" svg:height="9.524cm" svg:x="1.059cm" svg:y="1.905cm" draw:page-number="20" presentation:class="page"/>
          <draw:frame draw:name="Google Shape;217;gc299d0ace4_0_22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meter sweeps" draw:style-name="dp1" draw:master-page-name="TITLE_5f_AND_5f_BODY" presentation:presentation-page-layout-name="AL2T1">
        <draw:frame draw:name="Google Shape;228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arameter sweeps</text:span></text:p>
          </draw:text-box>
        </draw:frame>
        <draw:frame draw:name="Google Shape;229;p33" presentation:style-name="pr5" draw:text-style-name="P9" draw:layer="layout" svg:width="9.415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6">Generate list of parameters </text:span><text:span text:style-name="T6"><text:line-break/></text:span><text:span text:style-name="T6">(previous slide)</text:span><text:span text:style-name="T6"><text:line-break/></text:span><text:span text:style-name="T6"/></text:p>
              </text:list-item>
              <text:list-item>
                <text:p text:style-name="P11"><text:span text:style-name="T6">Scatter over parameters to each each one</text:span></text:p>
              </text:list-item>
            </text:list>
          </draw:text-box>
        </draw:frame>
        <draw:frame draw:name="Google Shape;230;p33" presentation:style-name="pr5" draw:text-style-name="P9" draw:layer="layout" svg:width="13.175cm" svg:height="12.446cm" svg:x="10.828cm" svg:y="1.236cm" presentation:class="outline" presentation:user-transformed="true">
          <draw:text-box>
            <text:p text:style-name="P5"><text:span text:style-name="T8">parametersweep/main.cwl</text:span></text:p>
            <text:p text:style-name="P5"><text:span text:style-name="T9"/></text:p>
            <text:p text:style-name="P5"><text:span text:style-name="T9">cwlVersion: v1.2</text:span></text:p>
            <text:p text:style-name="P5"><text:span text:style-name="T9">class: Workflow</text:span></text:p>
            <text:p text:style-name="P5"><text:span text:style-name="T9">requirements:</text:span></text:p>
            <text:p text:style-name="P5"><text:span text:style-name="T9"><text:s text:c="2"/></text:span><text:span text:style-name="T9">ScatterFeatureRequirement: {}</text:span></text:p>
            <text:p text:style-name="P5"><text:span text:style-name="T9">inputs: []</text:span></text:p>
            <text:p text:style-name="P5"><text:span text:style-name="T9">steps:</text:span></text:p>
            <text:p text:style-name="P5"><text:span text:style-name="T9"><text:s text:c="2"/></text:span><text:span text:style-name="T9">generateParameters:</text:span></text:p>
            <text:p text:style-name="P5"><text:span text:style-name="T9"><text:tab/></text:span><text:span text:style-name="T9">run: generate.cwl</text:span></text:p>
            <text:p text:style-name="P5"><text:span text:style-name="T9"><text:tab/></text:span><text:span text:style-name="T9">in:</text:span></text:p>
            <text:p text:style-name="P5"><text:span text:style-name="T9"><text:s text:c="2"/></text:span><text:span text:style-name="T9"><text:tab/></text:span><text:span text:style-name="T9">min: {default: 5}</text:span></text:p>
            <text:p text:style-name="P5"><text:span text:style-name="T9"><text:s text:c="2"/></text:span><text:span text:style-name="T9"><text:tab/></text:span><text:span text:style-name="T9">max: {default: 30}</text:span></text:p>
            <text:p text:style-name="P5"><text:span text:style-name="T9"><text:s text:c="2"/></text:span><text:span text:style-name="T9"><text:tab/></text:span><text:span text:style-name="T9">step: {default: 5}</text:span></text:p>
            <text:p text:style-name="P5"><text:span text:style-name="T9"><text:tab/></text:span><text:span text:style-name="T9">out: [parameters]</text:span></text:p>
            <text:p text:style-name="P5"><text:span text:style-name="T9"><text:s text:c="2"/></text:span><text:span text:style-name="T9">checkParameters:</text:span></text:p>
            <text:p text:style-name="P5"><text:span text:style-name="T9"><text:tab/></text:span><text:span text:style-name="T9">run: check.cwl</text:span></text:p>
            <text:p text:style-name="P5"><text:span text:style-name="T9"><text:tab/></text:span><text:span text:style-name="T9">in:</text:span></text:p>
            <text:p text:style-name="P5"><text:span text:style-name="T9"><text:s text:c="2"/></text:span><text:span text:style-name="T9"><text:tab/></text:span><text:span text:style-name="T9">parm: generateParameters/parameters</text:span></text:p>
            <text:p text:style-name="P5"><text:span text:style-name="T9"><text:s text:c="2"/></text:span><text:span text:style-name="T9"><text:tab/></text:span><text:span text:style-name="T9">expect: {default: 20}</text:span></text:p>
            <text:p text:style-name="P5"><text:span text:style-name="T9"><text:tab/></text:span><text:span text:style-name="T9">scatter: [parm]</text:span></text:p>
            <text:p text:style-name="P5"><text:span text:style-name="T9"><text:tab/></text:span><text:span text:style-name="T9">out: [result]</text:span></text:p>
            <text:p text:style-name="P5"><text:span text:style-name="T9">outputs:</text:span></text:p>
            <text:p text:style-name="P5"><text:span text:style-name="T9"><text:s text:c="2"/></text:span><text:span text:style-name="T9">parameters:</text:span></text:p>
            <text:p text:style-name="P5"><text:span text:style-name="T9"><text:tab/></text:span><text:span text:style-name="T9">type: int[]</text:span></text:p>
            <text:p text:style-name="P5"><text:span text:style-name="T9"><text:tab/></text:span><text:span text:style-name="T9">outputSource: generateParameters/parameters</text:span></text:p>
            <text:p text:style-name="P5"><text:span text:style-name="T9"><text:s text:c="2"/></text:span><text:span text:style-name="T9">results:</text:span></text:p>
            <text:p text:style-name="P5"><text:span text:style-name="T9"><text:tab/></text:span><text:span text:style-name="T9">type: int[]</text:span></text:p>
            <text:p text:style-name="P5"><text:span text:style-name="T9"><text:tab/></text:span><text:span text:style-name="T9">outputSource: checkParameters/result</text:span></text:p>
          </draw:text-box>
        </draw:frame>
        <draw:custom-shape draw:name="Google Shape;231;p33" draw:style-name="gr2" draw:text-style-name="P12" draw:layer="layout" svg:width="5.184cm" svg:height="1.377cm" svg:x="6.51cm" svg:y="4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33" draw:style-name="gr2" draw:text-style-name="P12" draw:layer="layout" svg:width="4.467cm" svg:height="0.806cm" svg:x="7.26cm" svg:y="8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3;p33" draw:style-name="gr3" draw:text-style-name="P13" draw:layer="layout" svg:width="19.915cm" svg:height="1.101cm" svg:x="3.418cm" svg:y="12.995cm">
          <text:p text:style-name="P5"><text:a xlink:href="https://www.commonwl.org/v1.2/Workflow.html#Scatter/gather" xlink:type="simple">https://www.commonwl.org/v1.2/Workflow.html#Scatter/gather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5;gc299d0ace4_0_208:notes" draw:style-name="gr1" draw:layer="layout" svg:width="16.932cm" svg:height="9.524cm" svg:x="1.059cm" svg:y="1.905cm" draw:page-number="21" presentation:class="page"/>
          <draw:frame draw:name="Google Shape;226;gc299d0ace4_0_208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ditionals" draw:style-name="dp1" draw:master-page-name="TITLE_5f_AND_5f_BODY" presentation:presentation-page-layout-name="AL2T1">
        <draw:frame draw:name="Google Shape;238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ditionals</text:span></text:p>
          </draw:text-box>
        </draw:frame>
        <draw:frame draw:name="Google Shape;239;p34" presentation:style-name="pr5" draw:text-style-name="P9" draw:layer="layout" svg:width="9.415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6">Use “when” to conditionally execute a workflow step</text:span></text:p>
              </text:list-item>
              <text:list-item>
                <text:p text:style-name="P11"><text:span text:style-name="T6">A skipped step will have all its output parameters set to “null”</text:span></text:p>
              </text:list-item>
              <text:list-item>
                <text:p text:style-name="P11"><text:span text:style-name="T6">Use “pickValue” to reduce two or more source values to a single non-null value</text:span></text:p>
              </text:list-item>
            </text:list>
          </draw:text-box>
        </draw:frame>
        <draw:frame draw:name="Google Shape;240;p34" presentation:style-name="pr5" draw:text-style-name="P9" draw:layer="layout" svg:width="13.706cm" svg:height="12.882cm" svg:x="10.828cm" svg:y="0.8cm" presentation:class="outline" presentation:user-transformed="true">
          <draw:text-box>
            <text:p text:style-name="P5"><text:span text:style-name="T8">conditional/main.cwl</text:span></text:p>
            <text:p text:style-name="P5"><text:span text:style-name="T9"/></text:p>
            <text:p text:style-name="P5"><text:span text:style-name="T9">class: Workflow</text:span></text:p>
            <text:p text:style-name="P5"><text:span text:style-name="T9">cwlVersion: v1.2</text:span></text:p>
            <text:p text:style-name="P5"><text:span text:style-name="T9">inputs:</text:span></text:p>
            <text:p text:style-name="P5"><text:span text:style-name="T9"><text:s text:c="2"/></text:span><text:span text:style-name="T9">val: int</text:span></text:p>
            <text:p text:style-name="P5"><text:span text:style-name="T9">steps:</text:span></text:p>
            <text:p text:style-name="P5"><text:span text:style-name="T9"><text:s text:c="2"/></text:span><text:span text:style-name="T9">step1:</text:span></text:p>
            <text:p text:style-name="P5"><text:span text:style-name="T9"><text:s text:c="4"/></text:span><text:span text:style-name="T9">in:</text:span></text:p>
            <text:p text:style-name="P5"><text:span text:style-name="T9"><text:s text:c="6"/></text:span><text:span text:style-name="T9">val: val</text:span></text:p>
            <text:p text:style-name="P5"><text:span text:style-name="T9"><text:s text:c="6"/></text:span><text:span text:style-name="T9">msg: {default: "Executed step1 because inputs.val &lt; 2"}</text:span></text:p>
            <text:p text:style-name="P5"><text:span text:style-name="T9"><text:s text:c="4"/></text:span><text:span text:style-name="T9">run: echo.cwl</text:span></text:p>
            <text:p text:style-name="P5"><text:span text:style-name="T9"><text:s text:c="4"/></text:span><text:span text:style-name="T9">when: $(inputs.val &lt; 2)</text:span></text:p>
            <text:p text:style-name="P5"><text:span text:style-name="T9"><text:s text:c="4"/></text:span><text:span text:style-name="T9">out: [out]</text:span></text:p>
            <text:p text:style-name="P5"><text:span text:style-name="T9"><text:s text:c="2"/></text:span><text:span text:style-name="T9">step2:</text:span></text:p>
            <text:p text:style-name="P5"><text:span text:style-name="T9"><text:s text:c="4"/></text:span><text:span text:style-name="T9">in:</text:span></text:p>
            <text:p text:style-name="P5"><text:span text:style-name="T9"><text:s text:c="6"/></text:span><text:span text:style-name="T9">val: val</text:span></text:p>
            <text:p text:style-name="P5"><text:span text:style-name="T9"><text:s text:c="6"/></text:span><text:span text:style-name="T9">msg: {default: "Executed step2 because inputs.val &gt;= 2"}</text:span></text:p>
            <text:p text:style-name="P5"><text:span text:style-name="T9"><text:s text:c="4"/></text:span><text:span text:style-name="T9">run: echo.cwl</text:span></text:p>
            <text:p text:style-name="P5"><text:span text:style-name="T9"><text:s text:c="4"/></text:span><text:span text:style-name="T9">when: $(inputs.val &gt;= 2)</text:span></text:p>
            <text:p text:style-name="P5"><text:span text:style-name="T9"><text:s text:c="4"/></text:span><text:span text:style-name="T9">out: [out]</text:span></text:p>
            <text:p text:style-name="P5"><text:span text:style-name="T9">outputs:</text:span></text:p>
            <text:p text:style-name="P5"><text:span text:style-name="T9"><text:s text:c="2"/></text:span><text:span text:style-name="T9">out1:</text:span></text:p>
            <text:p text:style-name="P5"><text:span text:style-name="T9"><text:s text:c="4"/></text:span><text:span text:style-name="T9">type: File</text:span></text:p>
            <text:p text:style-name="P5"><text:span text:style-name="T9"><text:s text:c="4"/></text:span><text:span text:style-name="T9">outputSource:</text:span></text:p>
            <text:p text:style-name="P5"><text:span text:style-name="T9"><text:s text:c="6"/></text:span><text:span text:style-name="T9">- step1/out</text:span></text:p>
            <text:p text:style-name="P5"><text:span text:style-name="T9"><text:s text:c="6"/></text:span><text:span text:style-name="T9">- step2/out</text:span></text:p>
            <text:p text:style-name="P5"><text:span text:style-name="T9"><text:s text:c="4"/></text:span><text:span text:style-name="T9">pickValue: first_non_null</text:span></text:p>
            <text:p text:style-name="P5"><text:span text:style-name="T9">requirements:</text:span></text:p>
            <text:p text:style-name="P5"><text:span text:style-name="T9"><text:s text:c="2"/></text:span><text:span text:style-name="T9">InlineJavascriptRequirement: {}</text:span></text:p>
            <text:p text:style-name="P5"><text:span text:style-name="T9"><text:s text:c="2"/></text:span><text:span text:style-name="T9">MultipleInputFeatureRequirement: {}</text:span></text:p>
          </draw:text-box>
        </draw:frame>
        <draw:custom-shape draw:name="Google Shape;241;p34" draw:style-name="gr2" draw:text-style-name="P12" draw:layer="layout" svg:width="2.055cm" svg:height="0.864cm" svg:x="9.612cm" svg:y="4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2;p34" draw:style-name="gr2" draw:text-style-name="P12" draw:layer="layout" svg:width="1.911cm" svg:height="0.992cm" svg:x="9.78cm" svg:y="10.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3;p34" draw:style-name="gr3" draw:text-style-name="P13" draw:layer="layout" svg:width="19.915cm" svg:height="1.101cm" svg:x="3.418cm" svg:y="12.995cm">
          <text:p text:style-name="P5"><text:a xlink:href="https://www.commonwl.org/v1.2/Workflow.html#Conditional_execution_(Optional)" xlink:type="simple">https://www.commonwl.org/v1.2/Workflow.html#Conditional_execution_(Optional)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5;gc299d0ace4_0_229:notes" draw:style-name="gr1" draw:layer="layout" svg:width="16.932cm" svg:height="9.524cm" svg:x="1.059cm" svg:y="1.905cm" draw:page-number="22" presentation:class="page"/>
          <draw:frame draw:name="Google Shape;236;gc299d0ace4_0_229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vados CWL Extensions" draw:style-name="dp1" draw:master-page-name="SECTION_5f_HEADER">
        <draw:frame draw:name="Google Shape;248;p35" presentation:style-name="pr7" draw:text-style-name="P10" draw:layer="layout" svg:width="23.667cm" svg:height="2.337cm" svg:x="0.866cm" svg:y="5.975cm" presentation:class="title" presentation:user-transformed="true">
          <draw:text-box>
            <text:p text:style-name="P1"><text:span text:style-name="T7">Arvados CWL Extensions</text:span></text:p>
          </draw:text-box>
        </draw:frame>
        <presentation:notes draw:style-name="dp2">
          <draw:page-thumbnail draw:name="Google Shape;245;gc299d0ace4_0_267:notes" draw:style-name="gr1" draw:layer="layout" svg:width="16.932cm" svg:height="9.524cm" svg:x="1.059cm" svg:y="1.905cm" draw:page-number="23" presentation:class="page"/>
          <draw:frame draw:name="Google Shape;246;gc299d0ace4_0_267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v:RunInSingleContainer" draw:style-name="dp1" draw:master-page-name="TITLE_5f_AND_5f_BODY" presentation:presentation-page-layout-name="AL2T1">
        <draw:frame draw:name="Google Shape;253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rv:RunInSingleContainer</text:span></text:p>
          </draw:text-box>
        </draw:frame>
        <draw:frame draw:name="Google Shape;254;p36" presentation:style-name="pr5" draw:text-style-name="P9" draw:layer="layout" svg:width="19.581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6">On Arvados, each workflow step is normally scheduled as a separate job</text:span></text:p>
              </text:list-item>
              <text:list-item>
                <text:p text:style-name="P11"><text:span text:style-name="T6">If you have a lot of very short jobs (seconds to a single digit minutes), overhead and queuing time for launching each job can dominate runtime</text:span></text:p>
              </text:list-item>
              <text:list-item>
                <text:p text:style-name="P11"><text:span text:style-name="T6">Use RunInSingleContainer to submit a subworkflow as a single job</text:span></text:p>
              </text:list-item>
              <text:list-item>
                <text:p text:style-name="P11"><text:span text:style-name="T6">Only requirements are that the same Docker container can be used for all tools, and must have “cwltool” installed.</text:span></text:p>
              </text:list-item>
              <text:list-item>
                <text:p text:style-name="P11"><text:span text:style-name="T6">Also useful you have several steps that pass a very large file between them, and you don’t want to store intermediate results in Keep</text:span></text:p>
              </text:list-item>
            </text:list>
          </draw:text-box>
        </draw:frame>
        <draw:custom-shape draw:name="Google Shape;255;p36" draw:style-name="gr3" draw:text-style-name="P13" draw:layer="layout" svg:width="19.915cm" svg:height="1.101cm" svg:x="3.418cm" svg:y="12.995cm">
          <text:p text:style-name="P5"><text:a xlink:href="https://doc.arvados.org/v2.1/user/cwl/cwl-extensions.html" xlink:type="simple">https://doc.arvados.org/v2.1/user/cwl/cwl-extensions.html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0;gc299d0ace4_0_271:notes" draw:style-name="gr1" draw:layer="layout" svg:width="16.932cm" svg:height="9.524cm" svg:x="1.059cm" svg:y="1.905cm" draw:page-number="24" presentation:class="page"/>
          <draw:frame draw:name="Google Shape;251;gc299d0ace4_0_271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v:RunInSingleContainer" draw:style-name="dp1" draw:master-page-name="TITLE_5f_AND_5f_BODY" presentation:presentation-page-layout-name="AL2T1">
        <draw:frame draw:name="Google Shape;260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rv:RunInSingleContainer</text:span></text:p>
          </draw:text-box>
        </draw:frame>
        <draw:frame draw:name="Google Shape;261;p37" presentation:style-name="pr5" draw:text-style-name="P9" draw:layer="layout" svg:width="9.415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6">Arvados extensions namespace</text:span></text:p>
              </text:list-item>
              <text:list-item>
                <text:p text:style-name="P11"><text:span text:style-name="T6">Hint that this step should be run in a single container</text:span></text:p>
              </text:list-item>
            </text:list>
          </draw:text-box>
        </draw:frame>
        <draw:frame draw:name="Google Shape;262;p37" presentation:style-name="pr5" draw:text-style-name="P9" draw:layer="layout" svg:width="13.706cm" svg:height="11.054cm" svg:x="10.828cm" svg:y="2.628cm" presentation:class="outline" presentation:user-transformed="true">
          <draw:text-box>
            <text:p text:style-name="P5"><text:span text:style-name="T8">arvados/RunInSingleContainer/main.cwl</text:span></text:p>
            <text:p text:style-name="P5"><text:span text:style-name="T9"/></text:p>
            <text:p text:style-name="P5"><text:span text:style-name="T9">class: Workflow</text:span></text:p>
            <text:p text:style-name="P5"><text:span text:style-name="T9">cwlVersion: v1.2</text:span></text:p>
            <text:p text:style-name="P5"><text:span text:style-name="T9">$namespaces:</text:span></text:p>
            <text:p text:style-name="P5"><text:span text:style-name="T9"><text:s text:c="2"/></text:span><text:span text:style-name="T9">arv: "http://arvados.org/cwl#"</text:span></text:p>
            <text:p text:style-name="P5"><text:span text:style-name="T9">inputs: []</text:span></text:p>
            <text:p text:style-name="P5"><text:span text:style-name="T9">requirements:</text:span></text:p>
            <text:p text:style-name="P5"><text:span text:style-name="T9"><text:s text:c="2"/></text:span><text:span text:style-name="T9">SubworkflowFeatureRequirement: {}</text:span></text:p>
            <text:p text:style-name="P5"><text:span text:style-name="T9">steps:</text:span></text:p>
            <text:p text:style-name="P5"><text:span text:style-name="T9"><text:s text:c="2"/></text:span><text:span text:style-name="T9">step1:</text:span></text:p>
            <text:p text:style-name="P5"><text:span text:style-name="T9"><text:s text:c="4"/></text:span><text:span text:style-name="T9">hints:</text:span></text:p>
            <text:p text:style-name="P5"><text:span text:style-name="T9"><text:s text:c="6"/></text:span><text:span text:style-name="T9">arv:RunInSingleContainer: {}</text:span></text:p>
            <text:p text:style-name="P5"><text:span text:style-name="T9"><text:s text:c="4"/></text:span><text:span text:style-name="T9">in:</text:span></text:p>
            <text:p text:style-name="P5"><text:span text:style-name="T9"><text:s text:c="6"/></text:span><text:span text:style-name="T9">msg: {default: "Message for the subworkflow."}</text:span></text:p>
            <text:p text:style-name="P5"><text:span text:style-name="T9"><text:s text:c="4"/></text:span><text:span text:style-name="T9">run: subworkflow.cwl</text:span></text:p>
            <text:p text:style-name="P5"><text:span text:style-name="T9"><text:s text:c="4"/></text:span><text:span text:style-name="T9">out: [out]</text:span></text:p>
            <text:p text:style-name="P5"><text:span text:style-name="T9"><text:s text:c="2"/></text:span><text:span text:style-name="T9">step2:</text:span></text:p>
            <text:p text:style-name="P5"><text:span text:style-name="T9"><text:s text:c="4"/></text:span><text:span text:style-name="T9">in:</text:span></text:p>
            <text:p text:style-name="P5"><text:span text:style-name="T9"><text:s text:c="6"/></text:span><text:span text:style-name="T9">file: step1/out</text:span></text:p>
            <text:p text:style-name="P5"><text:span text:style-name="T9"><text:s text:c="4"/></text:span><text:span text:style-name="T9">run: rev.cwl</text:span></text:p>
            <text:p text:style-name="P5"><text:span text:style-name="T9"><text:s text:c="4"/></text:span><text:span text:style-name="T9">out: [out]</text:span></text:p>
            <text:p text:style-name="P5"><text:span text:style-name="T9">outputs:</text:span></text:p>
            <text:p text:style-name="P5"><text:span text:style-name="T9"><text:s text:c="2"/></text:span><text:span text:style-name="T9">step1out:</text:span></text:p>
            <text:p text:style-name="P5"><text:span text:style-name="T9"><text:s text:c="4"/></text:span><text:span text:style-name="T9">type: File</text:span></text:p>
            <text:p text:style-name="P5"><text:span text:style-name="T9"><text:s text:c="4"/></text:span><text:span text:style-name="T9">outputSource: step1/out</text:span></text:p>
            <text:p text:style-name="P5"><text:span text:style-name="T9"><text:s text:c="2"/></text:span><text:span text:style-name="T9">step2out:</text:span></text:p>
            <text:p text:style-name="P5"><text:span text:style-name="T9"><text:s text:c="4"/></text:span><text:span text:style-name="T9">type: File</text:span></text:p>
            <text:p text:style-name="P5"><text:span text:style-name="T9"><text:s text:c="4"/></text:span><text:span text:style-name="T9">outputSource: step2/out</text:span></text:p>
            <text:p text:style-name="P5"><text:span text:style-name="T9"/></text:p>
            <text:p text:style-name="P5"><text:span text:style-name="T9"/></text:p>
          </draw:text-box>
        </draw:frame>
        <draw:custom-shape draw:name="Google Shape;263;p37" draw:style-name="gr2" draw:text-style-name="P12" draw:layer="layout" svg:width="2.536cm" svg:height="0.768cm" svg:x="8.385cm" svg:y="3.8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4;p37" draw:style-name="gr2" draw:text-style-name="P12" draw:layer="layout" svg:width="1.274cm" svg:height="0.504cm" svg:x="10.345cm" svg:y="6.45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57;gc299d0ace4_0_281:notes" draw:style-name="gr1" draw:layer="layout" svg:width="16.932cm" svg:height="9.524cm" svg:x="1.059cm" svg:y="1.905cm" draw:page-number="25" presentation:class="page"/>
          <draw:frame draw:name="Google Shape;258;gc299d0ace4_0_281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v:IntermediateOutput" draw:style-name="dp1" draw:master-page-name="TITLE_5f_AND_5f_BODY" presentation:presentation-page-layout-name="AL2T1">
        <draw:frame draw:name="Google Shape;269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rv:IntermediateOutput</text:span></text:p>
          </draw:text-box>
        </draw:frame>
        <draw:frame draw:name="Google Shape;270;p38" presentation:style-name="pr5" draw:text-style-name="P9" draw:layer="layout" svg:width="9.415cm" svg:height="9.489cm" svg:x="0.866cm" svg:y="3.201cm" presentation:class="outline" presentation:user-transformed="true">
          <draw:text-box>
            <text:list text:style-name="L13">
              <text:list-item>
                <text:p text:style-name="P11"><text:span text:style-name="T6">Workflows produce lots of intermediate results that you may not want to keep around forever</text:span></text:p>
              </text:list-item>
              <text:list-item>
                <text:p text:style-name="P11"><text:span text:style-name="T6">Set output “time to live”, intermediate collections will be automatically trashed that many seconds after being created</text:span></text:p>
              </text:list-item>
              <text:list-item>
                <text:p text:style-name="P11"><text:span text:style-name="T6">Make sure the TTL is longer than the longest expected runtime of the workflow</text:span></text:p>
              </text:list-item>
            </text:list>
          </draw:text-box>
        </draw:frame>
        <draw:frame draw:name="Google Shape;271;p38" presentation:style-name="pr5" draw:text-style-name="P9" draw:layer="layout" svg:width="13.706cm" svg:height="11.054cm" svg:x="10.828cm" svg:y="2.628cm" presentation:class="outline" presentation:user-transformed="true">
          <draw:text-box>
            <text:p text:style-name="P5"><text:span text:style-name="T8">arvados/IntermediateOutput/main.cwl</text:span></text:p>
            <text:p text:style-name="P5"><text:span text:style-name="T9"/></text:p>
            <text:p text:style-name="P5"><text:span text:style-name="T9">class: Workflow</text:span></text:p>
            <text:p text:style-name="P5"><text:span text:style-name="T9">cwlVersion: v1.2</text:span></text:p>
            <text:p text:style-name="P5"><text:span text:style-name="T9">$namespaces:</text:span></text:p>
            <text:p text:style-name="P5"><text:span text:style-name="T9"><text:s text:c="2"/></text:span><text:span text:style-name="T9">arv: "http://arvados.org/cwl#"</text:span></text:p>
            <text:p text:style-name="P5"><text:span text:style-name="T9">inputs:</text:span></text:p>
            <text:p text:style-name="P5"><text:span text:style-name="T9"><text:s text:c="2"/></text:span><text:span text:style-name="T9">msg: string</text:span></text:p>
            <text:p text:style-name="P5"><text:span text:style-name="T9">hints:</text:span></text:p>
            <text:p text:style-name="P5"><text:span text:style-name="T9"><text:s text:c="2"/></text:span><text:span text:style-name="T9">arv:IntermediateOutput:</text:span></text:p>
            <text:p text:style-name="P5"><text:span text:style-name="T9"><text:s text:c="4"/></text:span><text:span text:style-name="T9">outputTTL: 3600</text:span></text:p>
            <text:p text:style-name="P5"><text:span text:style-name="T9">steps:</text:span></text:p>
            <text:p text:style-name="P5"><text:span text:style-name="T9"><text:s text:c="2"/></text:span><text:span text:style-name="T9">step1:</text:span></text:p>
            <text:p text:style-name="P5"><text:span text:style-name="T9"><text:s text:c="4"/></text:span><text:span text:style-name="T9">in:</text:span></text:p>
            <text:p text:style-name="P5"><text:span text:style-name="T9"><text:s text:c="6"/></text:span><text:span text:style-name="T9">msg: msg</text:span></text:p>
            <text:p text:style-name="P5"><text:span text:style-name="T9"><text:s text:c="4"/></text:span><text:span text:style-name="T9">run: echo.cwl</text:span></text:p>
            <text:p text:style-name="P5"><text:span text:style-name="T9"><text:s text:c="4"/></text:span><text:span text:style-name="T9">out: [out]</text:span></text:p>
            <text:p text:style-name="P5"><text:span text:style-name="T9"><text:s text:c="2"/></text:span><text:span text:style-name="T9">step2:</text:span></text:p>
            <text:p text:style-name="P5"><text:span text:style-name="T9"><text:s text:c="4"/></text:span><text:span text:style-name="T9">in:</text:span></text:p>
            <text:p text:style-name="P5"><text:span text:style-name="T9"><text:s text:c="6"/></text:span><text:span text:style-name="T9">file: step1/out</text:span></text:p>
            <text:p text:style-name="P5"><text:span text:style-name="T9"><text:s text:c="4"/></text:span><text:span text:style-name="T9">run: rev.cwl</text:span></text:p>
            <text:p text:style-name="P5"><text:span text:style-name="T9"><text:s text:c="4"/></text:span><text:span text:style-name="T9">out: [out]</text:span></text:p>
            <text:p text:style-name="P5"><text:span text:style-name="T9">outputs:</text:span></text:p>
            <text:p text:style-name="P5"><text:span text:style-name="T9"><text:s text:c="2"/></text:span><text:span text:style-name="T9">out:</text:span></text:p>
            <text:p text:style-name="P5"><text:span text:style-name="T9"><text:s text:c="4"/></text:span><text:span text:style-name="T9">type: File</text:span></text:p>
            <text:p text:style-name="P5"><text:span text:style-name="T9"><text:s text:c="4"/></text:span><text:span text:style-name="T9">outputSource: step2/out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</draw:text-box>
        </draw:frame>
        <draw:custom-shape draw:name="Google Shape;272;p38" draw:style-name="gr2" draw:text-style-name="P12" draw:layer="layout" svg:width="1.37cm" svg:height="0.912cm" draw:transform="rotate (-3.14159265358979) translate (11.066cm 7.1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3;p38" draw:style-name="gr3" draw:text-style-name="P13" draw:layer="layout" svg:width="19.915cm" svg:height="1.101cm" svg:x="3.418cm" svg:y="12.995cm">
          <text:p text:style-name="P5"><text:a xlink:href="https://doc.arvados.org/v2.1/user/cwl/cwl-extensions.html" xlink:type="simple">https://doc.arvados.org/v2.1/user/cwl/cwl-extensions.html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6;gc299d0ace4_0_290:notes" draw:style-name="gr1" draw:layer="layout" svg:width="16.932cm" svg:height="9.524cm" svg:x="1.059cm" svg:y="1.905cm" draw:page-number="26" presentation:class="page"/>
          <draw:frame draw:name="Google Shape;267;gc299d0ace4_0_290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wltool:Secrets" draw:style-name="dp1" draw:master-page-name="TITLE_5f_AND_5f_BODY" presentation:presentation-page-layout-name="AL2T1">
        <draw:frame draw:name="Google Shape;278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wltool:Secrets</text:span></text:p>
          </draw:text-box>
        </draw:frame>
        <draw:frame draw:name="Google Shape;279;p39" presentation:style-name="pr5" draw:text-style-name="P9" draw:layer="layout" svg:width="19.581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6">A workflow step that accesses a network resource is likely to need credentials to access that resource</text:span></text:p>
              </text:list-item>
              <text:list-item>
                <text:p text:style-name="P11"><text:span text:style-name="T6">Obvious solutions is to provide credentials as a workflow input, but don’t want them to leak</text:span></text:p>
              </text:list-item>
              <text:list-item>
                <text:p text:style-name="P11"><text:span text:style-name="T6">Arvados supports special handling of secrets: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12">Secret values are not returned in API calls</text:span></text:p>
                  </text:list-item>
                  <text:list-item>
                    <text:p text:style-name="P11"><text:span text:style-name="T12">Secret values are obscured in logging</text:span></text:p>
                  </text:list-item>
                  <text:list-item>
                    <text:p text:style-name="P11"><text:span text:style-name="T12">Secret values are wiped from the database as soon as the job ends</text:span></text:p>
                  </text:list-item>
                </text:list>
              </text:list-item>
            </text:list>
          </draw:text-box>
        </draw:frame>
        <draw:custom-shape draw:name="Google Shape;280;p39" draw:style-name="gr3" draw:text-style-name="P13" draw:layer="layout" svg:width="19.915cm" svg:height="1.101cm" svg:x="3.418cm" svg:y="12.995cm">
          <text:p text:style-name="P5"><text:a xlink:href="https://doc.arvados.org/v2.1/user/cwl/cwl-extensions.html" xlink:type="simple">https://doc.arvados.org/v2.1/user/cwl/cwl-extensions.html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5;gc299d0ace4_0_310:notes" draw:style-name="gr1" draw:layer="layout" svg:width="16.932cm" svg:height="9.524cm" svg:x="1.059cm" svg:y="1.905cm" draw:page-number="27" presentation:class="page"/>
          <draw:frame draw:name="Google Shape;276;gc299d0ace4_0_310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wltool:Secrets" draw:style-name="dp1" draw:master-page-name="TITLE_5f_AND_5f_BODY" presentation:presentation-page-layout-name="AL2T1">
        <draw:frame draw:name="Google Shape;285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wltool:Secrets</text:span></text:p>
          </draw:text-box>
        </draw:frame>
        <draw:frame draw:name="Google Shape;286;p40" presentation:style-name="pr5" draw:text-style-name="P9" draw:layer="layout" svg:width="9.415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6">cwltool extensions namespace</text:span></text:p>
              </text:list-item>
              <text:list-item>
                <text:p text:style-name="P11"><text:span text:style-name="T6">Specify which parameters are secret</text:span></text:p>
              </text:list-item>
              <text:list-item>
                <text:p text:style-name="P11"><text:span text:style-name="T6">Can write a config file on the fly containing the secret</text:span></text:p>
              </text:list-item>
            </text:list>
          </draw:text-box>
        </draw:frame>
        <draw:frame draw:name="Google Shape;287;p40" presentation:style-name="pr5" draw:text-style-name="P9" draw:layer="layout" svg:width="13.706cm" svg:height="11.054cm" svg:x="10.828cm" svg:y="2.628cm" presentation:class="outline" presentation:user-transformed="true">
          <draw:text-box>
            <text:p text:style-name="P5"><text:span text:style-name="T8">arvados/Secrets/main.cwl</text:span></text:p>
            <text:p text:style-name="P5"><text:span text:style-name="T9"/></text:p>
            <text:p text:style-name="P5"><text:span text:style-name="T9">cwlVersion: v1.0</text:span></text:p>
            <text:p text:style-name="P5"><text:span text:style-name="T9">class: CommandLineTool</text:span></text:p>
            <text:p text:style-name="P5"><text:span text:style-name="T9">$namespaces:</text:span></text:p>
            <text:p text:style-name="P5"><text:span text:style-name="T9"><text:s text:c="2"/></text:span><text:span text:style-name="T9">cwltool: http://commonwl.org/cwltool#</text:span></text:p>
            <text:p text:style-name="P5"><text:span text:style-name="T9">hints:</text:span></text:p>
            <text:p text:style-name="P5"><text:span text:style-name="T9"><text:s text:c="2"/></text:span><text:span text:style-name="T9">"cwltool:Secrets":</text:span></text:p>
            <text:p text:style-name="P5"><text:span text:style-name="T9"><text:s text:c="4"/></text:span><text:span text:style-name="T9">secrets: [pw]</text:span></text:p>
            <text:p text:style-name="P5"><text:span text:style-name="T9">requirements:</text:span></text:p>
            <text:p text:style-name="P5"><text:span text:style-name="T9"><text:s text:c="2"/></text:span><text:span text:style-name="T9">InitialWorkDirRequirement:</text:span></text:p>
            <text:p text:style-name="P5"><text:span text:style-name="T9"><text:s text:c="4"/></text:span><text:span text:style-name="T9">listing:</text:span></text:p>
            <text:p text:style-name="P5"><text:span text:style-name="T9"><text:s text:c="6"/></text:span><text:span text:style-name="T9">- entryname: example.conf</text:span></text:p>
            <text:p text:style-name="P5"><text:span text:style-name="T9"><text:s text:c="8"/></text:span><text:span text:style-name="T9">entry: |</text:span></text:p>
            <text:p text:style-name="P5"><text:span text:style-name="T9"><text:s text:c="10"/></text:span><text:span text:style-name="T9">username: user</text:span></text:p>
            <text:p text:style-name="P5"><text:span text:style-name="T9"><text:s text:c="10"/></text:span><text:span text:style-name="T9">password: $(inputs.pw)</text:span></text:p>
            <text:p text:style-name="P5"><text:span text:style-name="T9">inputs:</text:span></text:p>
            <text:p text:style-name="P5"><text:span text:style-name="T9"><text:s text:c="2"/></text:span><text:span text:style-name="T9">pw: string</text:span></text:p>
            <text:p text:style-name="P5"><text:span text:style-name="T9">outputs:</text:span></text:p>
            <text:p text:style-name="P5"><text:span text:style-name="T9"><text:s text:c="2"/></text:span><text:span text:style-name="T9">out: stdout</text:span></text:p>
            <text:p text:style-name="P5"><text:span text:style-name="T9">stdout: hashed_example.txt</text:span></text:p>
            <text:p text:style-name="P5"><text:span text:style-name="T9">arguments: [md5sum, example.conf]</text:span></text:p>
            <text:p text:style-name="P5"><text:span text:style-name="T9"/></text:p>
          </draw:text-box>
        </draw:frame>
        <draw:custom-shape draw:name="Google Shape;288;p40" draw:style-name="gr2" draw:text-style-name="P12" draw:layer="layout" svg:width="1.899cm" svg:height="0.072cm" svg:x="9.166cm" svg:y="6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9;p40" draw:style-name="gr2" draw:text-style-name="P12" draw:layer="layout" svg:width="3.174cm" svg:height="0.624cm" svg:x="9.118cm" svg:y="8.13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82;gc299d0ace4_0_301:notes" draw:style-name="gr1" draw:layer="layout" svg:width="16.932cm" svg:height="9.524cm" svg:x="1.059cm" svg:y="1.905cm" draw:page-number="28" presentation:class="page"/>
          <draw:frame draw:name="Google Shape;283;gc299d0ace4_0_301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" draw:style-name="dp1" draw:master-page-name="SECTION_5f_HEADER">
        <draw:frame draw:name="Google Shape;294;p41" presentation:style-name="pr7" draw:text-style-name="P10" draw:layer="layout" svg:width="23.667cm" svg:height="2.337cm" svg:x="0.866cm" svg:y="5.975cm" presentation:class="title" presentation:user-transformed="true">
          <draw:text-box>
            <text:p text:style-name="P1"><text:span text:style-name="T7">Thanks!</text:span></text:p>
          </draw:text-box>
        </draw:frame>
        <presentation:notes draw:style-name="dp2">
          <draw:page-thumbnail draw:name="Google Shape;291;gc299d0ace4_0_315:notes" draw:style-name="gr1" draw:layer="layout" svg:width="16.932cm" svg:height="9.524cm" svg:x="1.059cm" svg:y="1.905cm" draw:page-number="29" presentation:class="page"/>
          <draw:frame draw:name="Google Shape;292;gc299d0ace4_0_315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4"/>
    <meta:generator>LibreOfficeDev/6.0.5.2$Linux_X86_64 LibreOffice_project/</meta:generator>
  </office:meta>
</office:document-meta>
</file>